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007cm" fo:margin-left="0cm" table:align="left" fo:background-color="transparent" style:may-break-between-rows="true" table:border-model="collapsing">
        <style:background-image/>
      </style:table-properties>
    </style:style>
    <style:style style:name="Table1.A" style:family="table-column">
      <style:table-column-properties style:column-width="3.2cm"/>
    </style:style>
    <style:style style:name="Table1.B" style:family="table-column">
      <style:table-column-properties style:column-width="2.013cm"/>
    </style:style>
    <style:style style:name="Table1.C" style:family="table-column">
      <style:table-column-properties style:column-width="4.387cm"/>
    </style:style>
    <style:style style:name="Table1.D" style:family="table-column">
      <style:table-column-properties style:column-width="4.001cm"/>
    </style:style>
    <style:style style:name="Table1.E" style:family="table-column">
      <style:table-column-properties style:column-width="2.408cm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fffafa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fffafa" fo:padding="0cm" fo:border="none" style:writing-mode="page">
        <style:background-image/>
      </style:table-cell-properties>
    </style:style>
    <style:style style:name="Table1.B2" style:family="table-cell">
      <style:table-cell-properties fo:background-color="#fffafa" fo:padding="0cm" fo:border="none" style:writing-mode="page">
        <style:background-image/>
      </style:table-cell-properties>
    </style:style>
    <style:style style:name="Table1.3" style:family="table-row">
      <style:table-row-properties style:min-row-height="0.773cm" fo:background-color="transparent">
        <style:background-image/>
      </style:table-row-properties>
    </style:style>
    <style:style style:name="Table1.A3" style:family="table-cell">
      <style:table-cell-properties style:vertical-align="middle" fo:background-color="#fffafa" fo:padding="0cm" fo:border="none" style:writing-mode="page">
        <style:background-image/>
      </style:table-cell-properties>
    </style:style>
    <style:style style:name="Table1.B3" style:family="table-cell">
      <style:table-cell-properties style:vertical-align="middle" fo:background-color="#97b56b" fo:padding="0.097cm" fo:border="none" style:writing-mode="page">
        <style:background-image/>
      </style:table-cell-properties>
    </style:style>
    <style:style style:name="Table1.C3" style:family="table-cell" style:data-style-name="N10000">
      <style:table-cell-properties fo:background-color="#fffafa" fo:padding="0.097cm" fo:border="none" style:writing-mode="page">
        <style:background-image/>
      </style:table-cell-properties>
    </style:style>
    <style:style style:name="Table1.4" style:family="table-row">
      <style:table-row-properties style:min-row-height="0.894cm" fo:background-color="transparent">
        <style:background-image/>
      </style:table-row-properties>
    </style:style>
    <style:style style:name="Table1.B4" style:family="table-cell" style:data-style-name="N10000">
      <style:table-cell-properties fo:background-color="#fffafa" fo:padding="0.097cm" fo:border="none" style:writing-mode="page">
        <style:background-image/>
      </style:table-cell-properties>
    </style:style>
    <style:style style:name="Table1.C4" style:family="table-cell">
      <style:table-cell-properties style:vertical-align="middle" fo:background-color="#fde06b" fo:padding="0.097cm" fo:border="none" style:writing-mode="page">
        <style:background-image/>
      </style:table-cell-properties>
    </style:style>
    <style:style style:name="Table1.D4" style:family="table-cell" style:data-style-name="N10000">
      <style:table-cell-properties fo:background-color="#fffafa" fo:padding="0.097cm" fo:border="none" style:writing-mode="page">
        <style:background-image/>
      </style:table-cell-properties>
    </style:style>
    <style:style style:name="Table1.5" style:family="table-row">
      <style:table-row-properties style:min-row-height="0.804cm" fo:background-color="transparent" fo:keep-together="auto">
        <style:background-image/>
      </style:table-row-properties>
    </style:style>
    <style:style style:name="Table1.B5" style:family="table-cell" style:data-style-name="N10000">
      <style:table-cell-properties fo:background-color="#fffafa" fo:padding="0.097cm" fo:border="none" style:writing-mode="page">
        <style:background-image/>
      </style:table-cell-properties>
    </style:style>
    <style:style style:name="Table1.D5" style:family="table-cell">
      <style:table-cell-properties style:vertical-align="middle" fo:background-color="#ff7f50" fo:padding="0.097cm" fo:border="none" style:writing-mode="page">
        <style:background-image/>
      </style:table-cell-properties>
    </style:style>
    <style:style style:name="Table1.6" style:family="table-row">
      <style:table-row-properties style:min-row-height="0.926cm" fo:background-color="transparent" fo:keep-together="auto">
        <style:background-image/>
      </style:table-row-properties>
    </style:style>
    <style:style style:name="Table1.A6" style:family="table-cell">
      <style:table-cell-properties style:vertical-align="middle" fo:background-color="#fffafa" fo:padding="0cm" fo:border-left="none" fo:border-right="none" fo:border-top="none" fo:border-bottom="0.75pt solid #000000" style:writing-mode="page">
        <style:background-image/>
      </style:table-cell-properties>
    </style:style>
    <style:style style:name="Table1.B6" style:family="table-cell" style:data-style-name="N10000">
      <style:table-cell-properties fo:background-color="#fffafa" fo:padding="0.097cm" fo:border="none" style:writing-mode="page">
        <style:background-image/>
      </style:table-cell-properties>
    </style:style>
    <style:style style:name="Table1.E6" style:family="table-cell">
      <style:table-cell-properties style:vertical-align="middle" fo:background-color="#b22222" fo:padding="0.097cm" fo:border="none" style:writing-mode="page">
        <style:background-image/>
      </style:table-cell-properties>
    </style:style>
    <style:style style:name="P1" style:family="paragraph" style:parent-style-name="Footer">
      <style:paragraph-properties fo:margin-left="0cm" fo:margin-right="0.635cm" fo:text-indent="1.251cm" style:auto-text-indent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Header_20_left">
      <style:paragraph-properties fo:text-align="end" style:justify-single-word="false"/>
    </style:style>
    <style:style style:name="P4" style:family="paragraph" style:parent-style-name="PTCC_5f_elemento_5f_capa">
      <style:text-properties officeooo:paragraph-rsid="0019bc81"/>
    </style:style>
    <style:style style:name="P5" style:family="paragraph" style:parent-style-name="PTCC_5f_elemento_5f_capa">
      <style:text-properties officeooo:paragraph-rsid="002306f0"/>
    </style:style>
    <style:style style:name="P6" style:family="paragraph" style:parent-style-name="PTCC_5f_elemento_5f_capa">
      <style:text-properties style:font-name="Liberation Sans" fo:font-size="18.2000007629395pt" fo:font-weight="bold" officeooo:rsid="0029c10d" officeooo:paragraph-rsid="0029c10d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7" style:family="paragraph" style:parent-style-name="PTCC_5f_texto">
      <style:paragraph-properties fo:text-align="justify" style:justify-single-word="false"/>
    </style:style>
    <style:style style:name="P8" style:family="paragraph" style:parent-style-name="PTCC_5f_texto">
      <style:paragraph-properties fo:text-align="justify" style:justify-single-word="false"/>
      <style:text-properties officeooo:paragraph-rsid="002f1ac3"/>
    </style:style>
    <style:style style:name="P9" style:family="paragraph" style:parent-style-name="PTCC_5f_texto">
      <style:paragraph-properties fo:text-align="justify" style:justify-single-word="false"/>
      <style:text-properties officeooo:paragraph-rsid="0052f6d0"/>
    </style:style>
    <style:style style:name="P10" style:family="paragraph" style:parent-style-name="PTCC_5f_texto">
      <style:paragraph-properties fo:text-align="justify" style:justify-single-word="false"/>
      <style:text-properties officeooo:paragraph-rsid="004e65fe"/>
    </style:style>
    <style:style style:name="P11" style:family="paragraph" style:parent-style-name="PTCC_5f_texto">
      <style:paragraph-properties fo:text-align="justify" style:justify-single-word="false"/>
      <style:text-properties officeooo:paragraph-rsid="006910d0"/>
    </style:style>
    <style:style style:name="P12" style:family="paragraph" style:parent-style-name="PTCC_5f_texto">
      <style:paragraph-properties fo:text-align="justify" style:justify-single-word="false"/>
      <style:text-properties officeooo:paragraph-rsid="0067ff8f"/>
    </style:style>
    <style:style style:name="P13" style:family="paragraph" style:parent-style-name="PTCC_5f_texto">
      <style:paragraph-properties fo:text-align="justify" style:justify-single-word="false"/>
      <style:text-properties officeooo:paragraph-rsid="006ff21b"/>
    </style:style>
    <style:style style:name="P14" style:family="paragraph" style:parent-style-name="PTCC_5f_texto">
      <style:paragraph-properties fo:text-align="justify" style:justify-single-word="false"/>
      <style:text-properties officeooo:paragraph-rsid="00719c5c"/>
    </style:style>
    <style:style style:name="P15" style:family="paragraph" style:parent-style-name="PTCC_5f_texto">
      <style:paragraph-properties fo:text-align="justify" style:justify-single-word="false"/>
      <style:text-properties officeooo:paragraph-rsid="00313bb9"/>
    </style:style>
    <style:style style:name="P16" style:family="paragraph" style:parent-style-name="PTCC_5f_texto">
      <style:paragraph-properties fo:text-align="justify" style:justify-single-word="false"/>
      <style:text-properties officeooo:paragraph-rsid="002e2770"/>
    </style:style>
    <style:style style:name="P17" style:family="paragraph" style:parent-style-name="PTCC_5f_texto">
      <style:paragraph-properties fo:text-align="justify" style:justify-single-word="false"/>
      <style:text-properties officeooo:paragraph-rsid="007ea3cf"/>
    </style:style>
    <style:style style:name="P18" style:family="paragraph" style:parent-style-name="PTCC_5f_texto">
      <style:paragraph-properties fo:text-align="justify" style:justify-single-word="false"/>
      <style:text-properties officeooo:paragraph-rsid="007f8cf1"/>
    </style:style>
    <style:style style:name="P19" style:family="paragraph" style:parent-style-name="PTCC_5f_texto">
      <style:paragraph-properties fo:text-align="justify" style:justify-single-word="false"/>
      <style:text-properties fo:font-style="italic" officeooo:rsid="0036e798" style:font-style-asian="italic" style:font-style-complex="italic"/>
    </style:style>
    <style:style style:name="P20" style:family="paragraph" style:parent-style-name="PTCC_5f_texto">
      <style:paragraph-properties fo:text-align="justify" style:justify-single-word="false"/>
      <style:text-properties fo:font-style="normal" officeooo:rsid="003cc50c" officeooo:paragraph-rsid="003cc50c" style:font-style-asian="normal" style:font-style-complex="normal"/>
    </style:style>
    <style:style style:name="P21" style:family="paragraph" style:parent-style-name="PTCC_5f_texto">
      <style:paragraph-properties fo:text-align="justify" style:justify-single-word="false"/>
      <style:text-properties officeooo:rsid="0067893a" officeooo:paragraph-rsid="0067893a"/>
    </style:style>
    <style:style style:name="P22" style:family="paragraph" style:parent-style-name="PTCC_5f_texto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7f8cf1" officeooo:paragraph-rsid="007f8cf1" style:text-blinking="false" fo:background-color="transparent" style:font-size-asian="10.5pt"/>
    </style:style>
    <style:style style:name="P23" style:family="paragraph" style:parent-style-name="PTCC_5f_texto">
      <style:paragraph-properties fo:text-align="end" style:justify-single-word="false"/>
      <style:text-properties officeooo:paragraph-rsid="0063981b"/>
    </style:style>
    <style:style style:name="P24" style:family="paragraph" style:parent-style-name="Text_20_body">
      <style:text-properties fo:font-weight="normal" officeooo:paragraph-rsid="0035a537"/>
    </style:style>
    <style:style style:name="P25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weight="normal"/>
    </style:style>
    <style:style style:name="P26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</style:style>
    <style:style style:name="P27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/>
    </style:style>
    <style:style style:name="P29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  <style:text-properties fo:font-weight="normal"/>
    </style:style>
    <style:style style:name="P30" style:family="paragraph" style:parent-style-name="Text_20_body">
      <style:paragraph-properties fo:margin-top="0.423cm" fo:margin-bottom="0.423cm" loext:contextual-spacing="false" fo:line-height="179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31" style:family="paragraph" style:parent-style-name="Heading_20_1" style:master-page-name="">
      <style:paragraph-properties style:page-number="auto" fo:break-before="auto" fo:break-after="auto"/>
      <style:text-properties officeooo:rsid="0029c10d" officeooo:paragraph-rsid="0029c10d"/>
    </style:style>
    <style:style style:name="P32" style:family="paragraph" style:parent-style-name="PTCC_5f_elemento_5f_capa" style:master-page-name="PTCC_5f_PaginaTextualPos">
      <style:paragraph-properties style:page-number="auto"/>
    </style:style>
    <style:style style:name="P33" style:family="paragraph" style:parent-style-name="PTCC_5f_elemento_5f_capa" style:master-page-name="PTCC_5f_PaginaPreTextual">
      <style:paragraph-properties style:page-number="auto"/>
      <style:text-properties officeooo:paragraph-rsid="002306f0"/>
    </style:style>
    <style:style style:name="P34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6" style:family="paragraph" style:parent-style-name="PTCC_5f_citacao4">
      <style:paragraph-properties fo:line-height="100%" fo:text-align="justify" style:justify-single-word="false"/>
    </style:style>
    <style:style style:name="P37" style:family="paragraph" style:parent-style-name="PTCC_5f_texto" style:list-style-name="L1">
      <style:paragraph-properties fo:text-align="justify" style:justify-single-word="false"/>
      <style:text-properties officeooo:rsid="003cb4d9" officeooo:paragraph-rsid="003cb4d9"/>
    </style:style>
    <style:style style:name="P38" style:family="paragraph" style:parent-style-name="PTCC_5f_texto" style:list-style-name="L1">
      <style:paragraph-properties fo:text-align="justify" style:justify-single-word="false"/>
      <style:text-properties fo:font-style="normal" officeooo:rsid="003cb4d9" officeooo:paragraph-rsid="003cb4d9" style:font-style-asian="normal" style:font-style-complex="normal"/>
    </style:style>
    <style:style style:name="P39" style:family="paragraph" style:parent-style-name="PTCC_5f_texto" style:list-style-name="L1">
      <style:paragraph-properties fo:text-align="justify" style:justify-single-word="false"/>
      <style:text-properties fo:font-style="normal" officeooo:rsid="00480c99" officeooo:paragraph-rsid="00480c99" style:font-style-asian="normal" style:font-style-complex="normal"/>
    </style:style>
    <style:style style:name="P40" style:family="paragraph" style:parent-style-name="PTCC_5f_texto">
      <style:paragraph-properties fo:text-align="justify" style:justify-single-word="false"/>
    </style:style>
    <style:style style:name="P41" style:family="paragraph" style:parent-style-name="PTCC_5f_texto" style:list-style-name="L1">
      <style:paragraph-properties fo:text-align="justify" style:justify-single-word="false"/>
      <style:text-properties officeooo:paragraph-rsid="003cb4d9"/>
    </style:style>
    <style:style style:name="P42" style:family="paragraph" style:parent-style-name="PTCC_5f_texto" style:list-style-name="L1">
      <style:paragraph-properties fo:text-align="justify" style:justify-single-word="false"/>
      <style:text-properties officeooo:paragraph-rsid="003cc50c"/>
    </style:style>
    <style:style style:name="P43" style:family="paragraph" style:parent-style-name="PTCC_5f_texto">
      <style:paragraph-properties fo:text-align="justify" style:justify-single-word="false"/>
      <style:text-properties officeooo:paragraph-rsid="008cb475"/>
    </style:style>
    <style:style style:name="P44" style:family="paragraph" style:parent-style-name="PTCC_5f_texto" style:list-style-name="L3">
      <style:paragraph-properties fo:text-align="justify" style:justify-single-word="false"/>
      <style:text-properties officeooo:paragraph-rsid="0052f6d0"/>
    </style:style>
    <style:style style:name="P45" style:family="paragraph" style:parent-style-name="PTCC_5f_texto" style:list-style-name="L3">
      <style:paragraph-properties fo:text-align="justify" style:justify-single-word="false"/>
      <style:text-properties officeooo:rsid="0052f6d0" officeooo:paragraph-rsid="0052f6d0"/>
    </style:style>
    <style:style style:name="P46" style:family="paragraph" style:parent-style-name="PTCC_5f_texto">
      <style:paragraph-properties fo:text-align="justify" style:justify-single-word="false"/>
      <style:text-properties officeooo:rsid="0052f6d0" officeooo:paragraph-rsid="0052f6d0"/>
    </style:style>
    <style:style style:name="P47" style:family="paragraph" style:parent-style-name="PTCC_5f_texto" style:list-style-name="L4">
      <style:paragraph-properties fo:text-align="justify" style:justify-single-word="false"/>
      <style:text-properties style:font-name="Times New Roman1" officeooo:rsid="00611e19" officeooo:paragraph-rsid="00611e19" style:font-size-asian="10.5pt"/>
    </style:style>
    <style:style style:name="P48" style:family="paragraph" style:parent-style-name="PTCC_5f_texto" style:list-style-name="L3">
      <style:paragraph-properties fo:text-align="justify" style:justify-single-word="false"/>
      <style:text-properties officeooo:rsid="0099ac92" officeooo:paragraph-rsid="0099ac92"/>
    </style:style>
    <style:style style:name="P49" style:family="paragraph" style:parent-style-name="PTCC_5f_titulo-nivel_20_1" style:list-style-name=""/>
    <style:style style:name="P50" style:family="paragraph" style:parent-style-name="PTCC_5f_titulo-nivel_20_1">
      <style:text-properties style:font-name="Arial" fo:font-size="18.2000007629395pt" fo:font-weight="bold" officeooo:rsid="003cb4d9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51" style:family="paragraph" style:parent-style-name="PTCC_5f_titulo-nivel_20_1" style:master-page-name="PTCC_5f_PaginaTextualPos">
      <style:paragraph-properties style:page-number="auto"/>
    </style:style>
    <style:style style:name="P52" style:family="paragraph" style:parent-style-name="PTCC_5f_titulo-nivel_20_1">
      <style:paragraph-properties fo:break-before="page"/>
    </style:style>
    <style:style style:name="P53" style:family="paragraph" style:parent-style-name="PTCC_5f_titulo-nivel_20_1">
      <style:paragraph-properties fo:break-before="page"/>
      <style:text-properties officeooo:paragraph-rsid="003e04e5"/>
    </style:style>
    <style:style style:name="P54" style:family="paragraph" style:parent-style-name="PTCC_5f_titulo-nivel_20_1">
      <style:paragraph-properties fo:break-before="page"/>
      <style:text-properties officeooo:paragraph-rsid="004ffb0d"/>
    </style:style>
    <style:style style:name="P55" style:family="paragraph" style:parent-style-name="PTCC_5f_titulo-nível_20_2">
      <style:text-properties officeooo:rsid="003cb4d9" officeooo:paragraph-rsid="003cb4d9"/>
    </style:style>
    <style:style style:name="P56" style:family="paragraph" style:parent-style-name="PTCC_5f_titulo_5f_postextual" style:master-page-name="PTCC_5f_PaginaPreTextual">
      <style:paragraph-properties style:page-number="auto"/>
    </style:style>
    <style:style style:name="P57" style:family="paragraph" style:parent-style-name="Quotations">
      <style:paragraph-properties fo:line-height="100%" fo:text-align="justify" style:justify-single-word="false"/>
    </style:style>
    <style:style style:name="P58" style:family="paragraph" style:parent-style-name="Quotations">
      <style:paragraph-properties fo:margin-left="0cm" fo:margin-right="1cm" fo:line-height="100%" fo:text-align="justify" style:justify-single-word="false" fo:text-indent="0cm" style:auto-text-indent="false"/>
      <style:text-properties officeooo:paragraph-rsid="008f66b1"/>
    </style:style>
    <style:style style:name="P59" style:family="paragraph" style:parent-style-name="Quotations">
      <style:paragraph-properties fo:margin-left="4.001cm" fo:margin-right="0cm" fo:line-height="100%" fo:text-align="justify" style:justify-single-word="false" fo:text-indent="0cm" style:auto-text-indent="false"/>
    </style:style>
    <style:style style:name="P60" style:family="paragraph" style:parent-style-name="Quotations">
      <style:paragraph-properties fo:margin-left="4.001cm" fo:margin-right="0cm" fo:line-height="100%" fo:text-align="justify" style:justify-single-word="false" fo:text-indent="0cm" style:auto-text-indent="false"/>
      <style:text-properties officeooo:paragraph-rsid="00968826"/>
    </style:style>
    <style:style style:name="P61" style:family="paragraph" style:parent-style-name="Quotations">
      <style:paragraph-properties fo:margin-left="4.001cm" fo:margin-right="0cm" fo:line-height="100%" fo:text-align="justify" style:justify-single-word="false" fo:text-indent="0cm" style:auto-text-indent="false"/>
      <style:text-properties officeooo:paragraph-rsid="008f66b1"/>
    </style:style>
    <style:style style:name="P62" style:family="paragraph" style:parent-style-name="Text_20_body" style:list-style-name="L2">
      <style:paragraph-properties fo:text-align="justify" style:justify-single-word="false"/>
      <style:text-properties fo:font-weight="normal" officeooo:paragraph-rsid="00835606" style:font-weight-asian="normal" style:font-weight-complex="normal"/>
    </style:style>
    <style:style style:name="P63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officeooo:paragraph-rsid="00835606"/>
    </style:style>
    <style:style style:name="P64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style="italic" officeooo:paragraph-rsid="00835606" style:font-style-asian="italic" style:font-style-complex="italic"/>
    </style:style>
    <style:style style:name="P65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style="italic" fo:font-weight="normal" officeooo:paragraph-rsid="0087cf58" style:font-style-asian="italic" style:font-weight-asian="normal" style:font-style-complex="italic" style:font-weight-complex="normal"/>
    </style:style>
    <style:style style:name="P66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52e8f" officeooo:paragraph-rsid="00852e8f" style:text-blinking="false" fo:background-color="transparent" style:font-size-asian="10.5pt" style:font-style-asian="normal" style:font-weight-asian="normal" style:font-style-complex="normal" style:font-weight-complex="normal"/>
    </style:style>
    <style:style style:name="P67" style:family="paragraph" style:parent-style-name="Text_20_body" style:list-style-name="L2">
      <style:paragraph-properties fo:margin-top="0cm" fo:margin-bottom="0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7cf58" officeooo:paragraph-rsid="0087cf58" style:text-blinking="false" fo:background-color="#ffffff" style:font-size-asian="10.5pt" style:font-style-asian="normal" style:font-weight-asian="normal" style:font-style-complex="normal" style:font-weight-complex="normal"/>
    </style:style>
    <style:style style:name="T1" style:family="text">
      <style:text-properties officeooo:rsid="00169d57"/>
    </style:style>
    <style:style style:name="T2" style:family="text">
      <style:text-properties officeooo:rsid="0018af22"/>
    </style:style>
    <style:style style:name="T3" style:family="text">
      <style:text-properties style:font-name="Liberation Sans" fo:font-size="18.2000007629395pt" fo:font-weight="bold" officeooo:rsid="002a472e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313bb9" style:font-style-asian="italic" style:font-style-complex="italic"/>
    </style:style>
    <style:style style:name="T6" style:family="text">
      <style:text-properties fo:font-style="italic" officeooo:rsid="0036e798" style:font-style-asian="italic" style:font-style-complex="italic"/>
    </style:style>
    <style:style style:name="T7" style:family="text">
      <style:text-properties fo:font-style="italic" officeooo:rsid="00627b51" style:font-style-asian="italic" style:font-style-complex="italic"/>
    </style:style>
    <style:style style:name="T8" style:family="text">
      <style:text-properties fo:font-style="italic" officeooo:rsid="0063981b" style:font-style-asian="italic" style:font-style-complex="italic"/>
    </style:style>
    <style:style style:name="T9" style:family="text">
      <style:text-properties fo:font-style="italic" officeooo:rsid="006ff21b" style:font-style-asian="italic" style:font-style-complex="italic"/>
    </style:style>
    <style:style style:name="T10" style:family="text">
      <style:text-properties fo:font-style="italic" officeooo:rsid="00721f4e" style:font-style-asian="italic" style:font-style-complex="italic"/>
    </style:style>
    <style:style style:name="T11" style:family="text">
      <style:text-properties fo:font-style="italic" officeooo:rsid="0072ce65" style:font-style-asian="italic" style:font-style-complex="italic"/>
    </style:style>
    <style:style style:name="T12" style:family="text">
      <style:text-properties fo:font-style="italic" officeooo:rsid="008cb475" style:font-style-asian="italic" style:font-style-complex="italic"/>
    </style:style>
    <style:style style:name="T13" style:family="text">
      <style:text-properties fo:font-style="italic" officeooo:rsid="0099ac92" style:font-style-asian="italic" style:font-style-complex="italic"/>
    </style:style>
    <style:style style:name="T14" style:family="text">
      <style:text-properties fo:font-style="italic" officeooo:rsid="007da459" fo:background-color="transparent" loext:char-shading-value="0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3cb4d9" style:font-style-asian="normal" style:font-style-complex="normal"/>
    </style:style>
    <style:style style:name="T17" style:family="text">
      <style:text-properties fo:font-style="normal" officeooo:rsid="00721f4e" style:font-style-asian="normal" style:font-style-complex="normal"/>
    </style:style>
    <style:style style:name="T18" style:family="text">
      <style:text-properties fo:font-style="normal" officeooo:rsid="007da459" fo:background-color="transparent" loext:char-shading-value="0" style:font-style-asian="normal" style:font-style-complex="normal"/>
    </style:style>
    <style:style style:name="T19" style:family="text">
      <style:text-properties fo:font-style="normal" officeooo:rsid="007f8cf1" fo:background-color="transparent" loext:char-shading-value="0" style:font-style-asian="normal" style:font-style-complex="normal"/>
    </style:style>
    <style:style style:name="T20" style:family="text">
      <style:text-properties fo:font-style="normal" officeooo:rsid="0080f496" fo:background-color="transparent" loext:char-shading-value="0" style:font-style-asian="normal" style:font-style-complex="normal"/>
    </style:style>
    <style:style style:name="T21" style:family="text">
      <style:text-properties officeooo:rsid="002d0b03"/>
    </style:style>
    <style:style style:name="T22" style:family="text">
      <style:text-properties style:font-name="Times New Roman1" officeooo:rsid="002d0b03" style:font-size-asian="10.5pt"/>
    </style:style>
    <style:style style:name="T23" style:family="text">
      <style:text-properties style:font-name="Times New Roman1" officeooo:rsid="002e2770" style:font-size-asian="10.5pt"/>
    </style:style>
    <style:style style:name="T24" style:family="text">
      <style:text-properties style:font-name="Times New Roman1" officeooo:rsid="002f1ac3" style:font-size-asian="10.5pt"/>
    </style:style>
    <style:style style:name="T25" style:family="text">
      <style:text-properties style:font-name="Times New Roman1" officeooo:rsid="00313bb9" style:font-size-asian="10.5pt"/>
    </style:style>
    <style:style style:name="T26" style:family="text">
      <style:text-properties style:font-name="Times New Roman1" officeooo:rsid="005f520a" style:font-size-asian="10.5pt"/>
    </style:style>
    <style:style style:name="T27" style:family="text">
      <style:text-properties style:font-name="Times New Roman1" officeooo:rsid="00611e19" style:font-size-asian="10.5pt"/>
    </style:style>
    <style:style style:name="T28" style:family="text">
      <style:text-properties style:font-name="Times New Roman1" officeooo:rsid="0063981b" style:font-size-asian="10.5pt"/>
    </style:style>
    <style:style style:name="T29" style:family="text">
      <style:text-properties style:font-name="Times New Roman1" officeooo:rsid="006f5055" style:font-size-asian="10.5pt"/>
    </style:style>
    <style:style style:name="T30" style:family="text">
      <style:text-properties style:font-name="Times New Roman1" officeooo:rsid="006ff21b" style:font-size-asian="10.5pt"/>
    </style:style>
    <style:style style:name="T31" style:family="text">
      <style:text-properties style:font-name="Times New Roman1" officeooo:rsid="0072ce65" style:font-size-asian="10.5pt"/>
    </style:style>
    <style:style style:name="T32" style:family="text">
      <style:text-properties style:font-name="Times New Roman1" officeooo:rsid="0077d5ec" style:font-size-asian="10.5pt"/>
    </style:style>
    <style:style style:name="T33" style:family="text">
      <style:text-properties style:font-name="Times New Roman1" officeooo:rsid="00791273" style:font-size-asian="10.5pt"/>
    </style:style>
    <style:style style:name="T34" style:family="text">
      <style:text-properties style:font-name="Times New Roman1" officeooo:rsid="007a5a42" style:font-size-asian="10.5pt"/>
    </style:style>
    <style:style style:name="T35" style:family="text">
      <style:text-properties style:font-name="Times New Roman1" officeooo:rsid="007eeb28" style:font-size-asian="10.5pt"/>
    </style:style>
    <style:style style:name="T36" style:family="text">
      <style:text-properties style:font-name="Times New Roman1" officeooo:rsid="007f8cf1" style:font-size-asian="10.5pt"/>
    </style:style>
    <style:style style:name="T37" style:family="text">
      <style:text-properties style:font-name="Times New Roman1" officeooo:rsid="0082066e" style:font-size-asian="10.5pt"/>
    </style:style>
    <style:style style:name="T38" style:family="text">
      <style:text-properties style:font-name="Times New Roman1" officeooo:rsid="008b682e" style:font-size-asian="10.5pt"/>
    </style:style>
    <style:style style:name="T39" style:family="text">
      <style:text-properties style:font-name="Times New Roman1" officeooo:rsid="008cb475" style:font-size-asian="10.5pt"/>
    </style:style>
    <style:style style:name="T40" style:family="text">
      <style:text-properties style:font-name="Times New Roman1" officeooo:rsid="008f66b1" style:font-size-asian="10.5pt"/>
    </style:style>
    <style:style style:name="T41" style:family="text">
      <style:text-properties style:font-name="Times New Roman1" officeooo:rsid="00961719" style:font-size-asian="10.5pt"/>
    </style:style>
    <style:style style:name="T42" style:family="text">
      <style:text-properties style:font-name="Times New Roman1" officeooo:rsid="0099ac92" style:font-size-asian="10.5pt"/>
    </style:style>
    <style:style style:name="T43" style:family="text">
      <style:text-properties style:font-name="Times New Roman1" fo:font-style="italic" officeooo:rsid="002f1ac3" style:font-size-asian="10.5pt" style:font-style-asian="italic" style:font-style-complex="italic"/>
    </style:style>
    <style:style style:name="T44" style:family="text">
      <style:text-properties style:font-name="Times New Roman1" fo:font-style="italic" officeooo:rsid="00313bb9" style:font-size-asian="10.5pt" style:font-style-asian="italic" style:font-style-complex="italic"/>
    </style:style>
    <style:style style:name="T45" style:family="text">
      <style:text-properties style:font-name="Times New Roman1" fo:font-style="italic" officeooo:rsid="0072ce65" style:font-size-asian="10.5pt" style:font-style-asian="italic" style:font-style-complex="italic"/>
    </style:style>
    <style:style style:name="T46" style:family="text">
      <style:text-properties style:font-name="Times New Roman1" fo:font-style="italic" officeooo:rsid="0077d5ec" style:font-size-asian="10.5pt" style:font-style-asian="italic" style:font-style-complex="italic"/>
    </style:style>
    <style:style style:name="T47" style:family="text">
      <style:text-properties style:font-name="Times New Roman1" fo:font-style="italic" officeooo:rsid="00852e8f" style:font-size-asian="10.5pt" style:font-style-asian="italic" style:font-style-complex="italic"/>
    </style:style>
    <style:style style:name="T48" style:family="text">
      <style:text-properties style:font-name="Times New Roman1" fo:font-style="italic" officeooo:rsid="008cb475" style:font-size-asian="10.5pt" style:font-style-asian="italic" style:font-style-complex="italic"/>
    </style:style>
    <style:style style:name="T49" style:family="text">
      <style:text-properties style:font-name="Times New Roman1" fo:font-style="italic" officeooo:rsid="009a8f6f" style:font-size-asian="10.5pt" style:font-style-asian="italic" style:font-style-complex="italic"/>
    </style:style>
    <style:style style:name="T50" style:family="text">
      <style:text-properties style:font-name="Times New Roman1" fo:font-style="normal" officeooo:rsid="00721f4e" style:font-size-asian="10.5pt" style:font-style-asian="normal" style:font-style-complex="normal"/>
    </style:style>
    <style:style style:name="T51" style:family="text">
      <style:text-properties style:font-name="Times New Roman1" fo:font-style="normal" officeooo:rsid="0072ce65" style:font-size-asian="10.5pt" style:font-style-asian="normal" style:font-style-complex="normal"/>
    </style:style>
    <style:style style:name="T52" style:family="text">
      <style:text-properties style:font-name="Times New Roman1" fo:font-style="normal" officeooo:rsid="0077d5ec" style:font-size-asian="10.5pt" style:font-style-asian="normal" style:font-style-complex="normal"/>
    </style:style>
    <style:style style:name="T53" style:family="text">
      <style:text-properties style:font-name="Times New Roman1" fo:font-style="normal" officeooo:rsid="00852e8f" style:font-size-asian="10.5pt" style:font-style-asian="normal" style:font-style-complex="normal"/>
    </style:style>
    <style:style style:name="T54" style:family="text">
      <style:text-properties style:font-name="Times New Roman1" fo:font-style="normal" officeooo:rsid="008803e6" style:font-size-asian="10.5pt" style:font-style-asian="normal" style:font-style-complex="normal"/>
    </style:style>
    <style:style style:name="T55" style:family="text">
      <style:text-properties style:font-name="Times New Roman1" fo:font-style="normal" officeooo:rsid="009a8f6f" style:font-size-asian="10.5pt" style:font-style-asian="normal" style:font-style-complex="normal"/>
    </style:style>
    <style:style style:name="T56" style:family="text">
      <style:text-properties style:font-name="Times New Roman1" fo:font-style="normal" officeooo:rsid="007ea3cf" fo:background-color="transparent" loext:char-shading-value="0" style:font-size-asian="10.5pt" style:font-style-asian="normal" style:font-style-complex="normal"/>
    </style:style>
    <style:style style:name="T57" style:family="text">
      <style:text-properties style:font-name="Times New Roman1" fo:font-style="normal" officeooo:rsid="00598302" fo:background-color="transparent" loext:char-shading-value="0" style:font-size-asian="10.5pt" style:font-style-asian="normal" style:font-style-complex="normal"/>
    </style:style>
    <style:style style:name="T58" style:family="text">
      <style:text-properties style:font-name="Times New Roman1" fo:font-style="normal" officeooo:rsid="003e37b5" fo:background-color="transparent" loext:char-shading-value="0" style:font-size-asian="10.5pt" style:font-style-asian="normal" style:font-style-complex="normal"/>
    </style:style>
    <style:style style:name="T59" style:family="text">
      <style:text-properties style:font-name="Times New Roman1" fo:font-style="normal" officeooo:rsid="007f8cf1" fo:background-color="transparent" loext:char-shading-value="0" style:font-size-asian="10.5pt" style:font-style-asian="normal" style:font-style-complex="normal"/>
    </style:style>
    <style:style style:name="T60" style:family="text">
      <style:text-properties style:font-name="Times New Roman1" fo:font-style="normal" style:text-underline-style="none" officeooo:rsid="00852e8f" style:font-size-asian="10.5pt" style:font-style-asian="normal" style:font-style-complex="normal"/>
    </style:style>
    <style:style style:name="T61" style:family="text">
      <style:text-properties officeooo:rsid="002e2770"/>
    </style:style>
    <style:style style:name="T62" style:family="text">
      <style:text-properties officeooo:rsid="002f1ac3"/>
    </style:style>
    <style:style style:name="T63" style:family="text">
      <style:text-properties officeooo:rsid="00313bb9"/>
    </style:style>
    <style:style style:name="T64" style:family="text">
      <style:text-properties officeooo:rsid="0036e798"/>
    </style:style>
    <style:style style:name="T6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#ffffff" loext:char-shading-value="0"/>
    </style:style>
    <style:style style:name="T6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7f8cf1" style:text-blinking="false" fo:background-color="#ffffff" loext:char-shading-value="0" style:font-size-asian="10.5pt"/>
    </style:style>
    <style:style style:name="T6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835606" style:text-blinking="false" fo:background-color="#ffffff" loext:char-shading-value="0" style:font-size-asian="10.5pt"/>
    </style:style>
    <style:style style:name="T6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87cf58" style:text-blinking="false" fo:background-color="#ffffff" loext:char-shading-value="0" style:font-size-asian="10.5pt" style:font-style-asian="normal" style:font-style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/>
    </style:style>
    <style:style style:name="T7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style:text-blinking="false" fo:background-color="transparent" loext:char-shading-value="0" style:font-weight-asian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officeooo:rsid="0087cf58" style:text-blinking="false" fo:background-color="transparent" loext:char-shading-value="0" style:font-size-asian="10.5pt" style:font-style-asian="normal" style:font-style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#ffffff" loext:char-shading-value="0"/>
    </style:style>
    <style:style style:name="T7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74e370" style:text-blinking="false" fo:background-color="#ffffff" loext:char-shading-value="0"/>
    </style:style>
    <style:style style:name="T7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/>
    </style:style>
    <style:style style:name="T7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officeooo:rsid="0074e370" style:text-blinking="false" fo:background-color="transparent" loext:char-shading-value="0"/>
    </style:style>
    <style:style style:name="T76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/>
    </style:style>
    <style:style style:name="T77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497d3a" style:text-blinking="false" fo:background-color="transparent" loext:char-shading-value="0"/>
    </style:style>
    <style:style style:name="T7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5fbbd5" style:text-blinking="false" fo:background-color="transparent" loext:char-shading-value="0"/>
    </style:style>
    <style:style style:name="T79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74e370" style:text-blinking="false" fo:background-color="transparent" loext:char-shading-value="0"/>
    </style:style>
    <style:style style:name="T8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7f8cf1" style:text-blinking="false" fo:background-color="transparent" loext:char-shading-value="0" style:font-size-asian="10.5pt"/>
    </style:style>
    <style:style style:name="T8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35606" style:text-blinking="false" fo:background-color="#ffffff" loext:char-shading-value="0" style:font-size-asian="10.5pt" style:font-weight-asian="normal" style:font-weight-complex="normal"/>
    </style:style>
    <style:style style:name="T8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35606" style:text-blinking="false" fo:background-color="#ffffff" loext:char-shading-value="0" style:font-size-asian="10.5pt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52e8f" style:text-blinking="false" fo:background-color="#ffffff" loext:char-shading-value="0" style:font-size-asian="10.5pt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6f636" style:text-blinking="false" fo:background-color="#ffffff" loext:char-shading-value="0" style:font-size-asian="10.5pt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87cf58" style:text-blinking="false" fo:background-color="#ffffff" loext:char-shading-value="0" style:font-size-asian="10.5pt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style:text-blinking="false" fo:background-color="#ffffff" loext:char-shading-value="0"/>
    </style:style>
    <style:style style:name="T87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officeooo:rsid="00835606" style:text-blinking="false" fo:background-color="#ffffff" loext:char-shading-value="0" style:font-size-asian="10.5pt" style:font-style-asian="italic" style:font-style-complex="italic"/>
    </style:style>
    <style:style style:name="T88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officeooo:rsid="007f8cf1" style:text-blinking="false" fo:background-color="#ffffff" loext:char-shading-value="0" style:font-size-asian="10.5pt" style:font-style-asian="italic" style:font-style-complex="italic"/>
    </style:style>
    <style:style style:name="T89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style:text-blinking="false" fo:background-color="transparent" loext:char-shading-value="0"/>
    </style:style>
    <style:style style:name="T90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style:text-blinking="false" fo:background-color="transparent" loext:char-shading-value="0"/>
    </style:style>
    <style:style style:name="T91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74e370" style:text-blinking="false" fo:background-color="#ffffff" loext:char-shading-value="0" style:font-size-asian="10.5pt" style:font-style-asian="italic" style:font-weight-asian="normal" style:font-style-complex="italic" style:font-weight-complex="normal"/>
    </style:style>
    <style:style style:name="T92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fo:font-weight="normal" officeooo:rsid="00835606" style:text-blinking="false" fo:background-color="#ffffff" loext:char-shading-value="0" style:font-size-asian="10.5pt" style:font-style-asian="italic" style:font-weight-asian="normal" style:font-style-complex="italic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835606" style:text-blinking="false" fo:background-color="#ffffff" loext:char-shading-value="0" style:font-size-asian="10.5pt" style:font-weight-asian="normal" style:font-weight-complex="normal"/>
    </style:style>
    <style:style style:name="T94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852e8f" style:text-blinking="false" fo:background-color="#ffffff" loext:char-shading-value="0" style:font-size-asian="10.5pt" style:font-weight-asian="normal" style:font-weight-complex="normal"/>
    </style:style>
    <style:style style:name="T95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officeooo:rsid="0086f636" style:text-blinking="false" fo:background-color="#ffffff" loext:char-shading-value="0" style:font-size-asian="10.5pt" style:font-weight-asian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officeooo:rsid="0087cf58" style:text-blinking="false" fo:background-color="#ffffff" loext:char-shading-value="0" style:font-size-asian="10.5pt"/>
    </style:style>
    <style:style style:name="T97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9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9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00" style:family="text">
      <style:text-properties fo:font-variant="normal" fo:text-transform="none" fo:color="#1155cc" style:text-line-through-style="none" style:text-line-through-type="none" style:font-name="Times New Roman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01" style:family="text">
      <style:text-properties officeooo:rsid="003e37b5"/>
    </style:style>
    <style:style style:name="T102" style:family="text">
      <style:text-properties officeooo:rsid="003f35d3"/>
    </style:style>
    <style:style style:name="T103" style:family="text">
      <style:text-properties officeooo:rsid="00408ffc"/>
    </style:style>
    <style:style style:name="T104" style:family="text">
      <style:text-properties officeooo:rsid="0041e35a"/>
    </style:style>
    <style:style style:name="T105" style:family="text">
      <style:text-properties officeooo:rsid="00470936"/>
    </style:style>
    <style:style style:name="T106" style:family="text">
      <style:text-properties officeooo:rsid="00480c99"/>
    </style:style>
    <style:style style:name="T107" style:family="text">
      <style:text-properties officeooo:rsid="00497d3a"/>
    </style:style>
    <style:style style:name="T108" style:family="text">
      <style:text-properties officeooo:rsid="0052f6d0"/>
    </style:style>
    <style:style style:name="T109" style:family="text">
      <style:text-properties officeooo:rsid="00594d68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74e370" style:font-weight-asian="bold" style:font-weight-complex="bold"/>
    </style:style>
    <style:style style:name="T112" style:family="text">
      <style:text-properties fo:font-weight="bold" officeooo:rsid="008f66b1" style:font-weight-asian="bold" style:font-weight-complex="bold"/>
    </style:style>
    <style:style style:name="T113" style:family="text">
      <style:text-properties fo:font-weight="bold" officeooo:rsid="00915b4d" style:font-weight-asian="bold" style:font-weight-complex="bold"/>
    </style:style>
    <style:style style:name="T114" style:family="text">
      <style:text-properties fo:font-weight="bold" officeooo:rsid="006aa544" style:font-weight-asian="bold" style:font-weight-complex="bold"/>
    </style:style>
    <style:style style:name="T115" style:family="text">
      <style:text-properties officeooo:rsid="005cd43d"/>
    </style:style>
    <style:style style:name="T116" style:family="text">
      <style:text-properties officeooo:rsid="005e8dfc"/>
    </style:style>
    <style:style style:name="T117" style:family="text">
      <style:text-properties officeooo:rsid="005f520a"/>
    </style:style>
    <style:style style:name="T118" style:family="text">
      <style:text-properties officeooo:rsid="00627b51"/>
    </style:style>
    <style:style style:name="T119" style:family="text">
      <style:text-properties officeooo:rsid="0063981b"/>
    </style:style>
    <style:style style:name="T120" style:family="text">
      <style:text-properties officeooo:rsid="0067ff8f"/>
    </style:style>
    <style:style style:name="T121" style:family="text">
      <style:text-properties officeooo:rsid="006910d0"/>
    </style:style>
    <style:style style:name="T122" style:family="text">
      <style:text-properties officeooo:rsid="0069eb81"/>
    </style:style>
    <style:style style:name="T123" style:family="text">
      <style:text-properties officeooo:rsid="006de0bc"/>
    </style:style>
    <style:style style:name="T124" style:family="text">
      <style:text-properties officeooo:rsid="006f5055"/>
    </style:style>
    <style:style style:name="T125" style:family="text">
      <style:text-properties officeooo:rsid="006ff21b"/>
    </style:style>
    <style:style style:name="T126" style:family="text">
      <style:text-properties officeooo:rsid="00719c5c"/>
    </style:style>
    <style:style style:name="T127" style:family="text">
      <style:text-properties officeooo:rsid="00721f4e"/>
    </style:style>
    <style:style style:name="T128" style:family="text">
      <style:text-properties officeooo:rsid="0072ce65"/>
    </style:style>
    <style:style style:name="T129" style:family="text">
      <style:text-properties officeooo:rsid="00791273"/>
    </style:style>
    <style:style style:name="T130" style:family="text">
      <style:text-properties officeooo:rsid="007a5a42"/>
    </style:style>
    <style:style style:name="T131" style:family="text">
      <style:text-properties officeooo:rsid="007eeb28"/>
    </style:style>
    <style:style style:name="T132" style:family="text">
      <style:text-properties officeooo:rsid="003e37b5" fo:background-color="transparent" loext:char-shading-value="0"/>
    </style:style>
    <style:style style:name="T133" style:family="text">
      <style:text-properties officeooo:rsid="008b682e"/>
    </style:style>
    <style:style style:name="T134" style:family="text">
      <style:text-properties officeooo:rsid="008cb475"/>
    </style:style>
    <style:style style:name="T135" style:family="text">
      <style:text-properties officeooo:rsid="008ea637"/>
    </style:style>
    <style:style style:name="T136" style:family="text">
      <style:text-properties officeooo:rsid="008f66b1"/>
    </style:style>
    <style:style style:name="T137" style:family="text">
      <style:text-properties officeooo:rsid="0090b63b"/>
    </style:style>
    <style:style style:name="T138" style:family="text">
      <style:text-properties officeooo:rsid="00915b4d"/>
    </style:style>
    <style:style style:name="T139" style:family="text">
      <style:text-properties officeooo:rsid="00961719"/>
    </style:style>
    <style:style style:name="T140" style:family="text">
      <style:text-properties officeooo:rsid="0099ac92"/>
    </style:style>
    <style:style style:name="T141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NSTITUTO FEDERAL DE EDUCAÇÃO CIÊNCIA E TECNOLOGIA DE SÃO PAULO - CAMPUS SALTO</text:p>
      <text:p text:style-name="P6">GABRIEL BROGNO ALCANTARA PAUFERRO</text:p>
      <text:p text:style-name="P4"/>
      <text:p text:style-name="P4"/>
      <text:p text:style-name="P4">CYPHERISE - UMA SOLUÇÃO </text:p>
      <text:p text:style-name="PTCC_5f_elemento_5f_capa"/>
      <text:p text:style-name="PTCC_5f_elemento_5f_capa"/>
      <text:p text:style-name="PTCC_5f_elemento_5f_capa"/>
      <text:p text:style-name="PTCC_5f_elemento_5f_capa"/>
      <text:p text:style-name="PTCC_5f_elemento_5f_capa"/>
      <text:p text:style-name="PTCC_5f_elemento_5f_capa"/>
      <text:p text:style-name="PTCC_5f_elemento_5f_capa"/>
      <text:p text:style-name="PTCC_5f_elemento_5f_capa"/>
      <text:p text:style-name="PTCC_5f_elemento_5f_capa"/>
      <text:p text:style-name="P5">SALTO, 20<text:span text:style-name="T3">20</text:span></text:p>
      <text:p text:style-name="P33">INSTITUTO FEDERAL DE EDUCAÇÃO CIÊNCIA E TECNOLOGIA DE SÃO PAULO - CAMPUS SALTO</text:p>
      <text:p text:style-name="PTCC_5f_elemento_5f_capa">GABRIEL BROGNO ALCANTARA PAUFERRO</text:p>
      <text:p text:style-name="PTCC_5f_elemento_5f_capa"/>
      <text:p text:style-name="PTCC_5f_elemento_5f_capa"/>
      <text:p text:style-name="PTCC_5f_elemento_5f_capa"/>
      <text:p text:style-name="PTCC_5f_elemento_5f_capa">CYPHERISE - UMA SOLUÇÃO <text:span text:style-name="T128">IOT</text:span></text:p>
      <text:p text:style-name="Standard"/>
      <text:p text:style-name="Standard"/>
      <text:p text:style-name="Standard"/>
      <text:p text:style-name="PTCC_5f_Folha_5f_de_5f_rosto_5f_natureza_5f_do_5f_trabalho">Projeto de pesquisa apresentado como requisito parcial de avaliação na disciplina de Metodologia da Pesquisa Científica e Tecnológica I, do curso de Análise e Desenvolvimento de Sistemas, sob orientação do Prof. <text:span text:style-name="T109">Reinaldo do Valle Junio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TCC_5f_elemento_5f_capa">SALTO, 20<text:span text:style-name="T3">20</text:span></text:p>
      <text:table-of-content text:style-name="Sect1" text:protected="true" text:name="Table of Contents1">
        <text:table-of-content-source text:outline-level="10">
          <text:index-title-template text:style-name="PTCC_5f_titulo_5f_postextual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6">Sumário</text:p>
          </text:index-title>
          <text:p text:style-name="P34"><text:a xlink:type="simple" xlink:href="#__RefHeading__2003_1763699862" text:style-name="Index_20_Link" text:visited-style-name="Index_20_Link">1 <text:s/>Introdução<text:tab/>4</text:a></text:p>
          <text:p text:style-name="P34"><text:a xlink:type="simple" xlink:href="#__RefHeading__35_2084287798" text:style-name="Index_20_Link" text:visited-style-name="Index_20_Link">2 <text:s/>Objetivos<text:tab/>6</text:a></text:p>
          <text:p text:style-name="P35"><text:a xlink:type="simple" xlink:href="#__RefHeading___Toc520_682860752" text:style-name="Index_20_Link" text:visited-style-name="Index_20_Link">2.1 <text:s/>Objetivo geral<text:tab/>6</text:a></text:p>
          <text:p text:style-name="P35"><text:a xlink:type="simple" xlink:href="#__RefHeading___Toc522_682860752" text:style-name="Index_20_Link" text:visited-style-name="Index_20_Link">2.2 <text:s/>Objetivos específicos<text:tab/>6</text:a></text:p>
          <text:p text:style-name="P34"><text:a xlink:type="simple" xlink:href="#__RefHeading__37_2084287798" text:style-name="Index_20_Link" text:visited-style-name="Index_20_Link">3 <text:s/>Justificativa<text:tab/>7</text:a></text:p>
          <text:p text:style-name="P34"><text:a xlink:type="simple" xlink:href="#__RefHeading__39_2084287798" text:style-name="Index_20_Link" text:visited-style-name="Index_20_Link">4 <text:s/>Referencial teórico ou Bibliografia Inicial<text:tab/>8</text:a></text:p>
          <text:p text:style-name="P34"><text:a xlink:type="simple" xlink:href="#__RefHeading__41_2084287798" text:style-name="Index_20_Link" text:visited-style-name="Index_20_Link">5 <text:s/>Metodologia<text:tab/>9</text:a></text:p>
          <text:p text:style-name="P34"><text:a xlink:type="simple" xlink:href="#__RefHeading__43_2084287798" text:style-name="Index_20_Link" text:visited-style-name="Index_20_Link">6 <text:s/>Recursos e Viabilidade<text:tab/>11</text:a></text:p>
          <text:p text:style-name="P34"><text:a xlink:type="simple" xlink:href="#__RefHeading__1948_1763699862" text:style-name="Index_20_Link" text:visited-style-name="Index_20_Link">7 <text:s/>Plano de assunto<text:tab/>12</text:a></text:p>
          <text:p text:style-name="P34"><text:a xlink:type="simple" xlink:href="#__RefHeading__45_2084287798" text:style-name="Index_20_Link" text:visited-style-name="Index_20_Link">8 <text:s/>Cronograma<text:tab/>13</text:a></text:p>
          <text:p text:style-name="P34"><text:a xlink:type="simple" xlink:href="#__RefHeading__47_2084287798" text:style-name="Index_20_Link" text:visited-style-name="Index_20_Link">9 <text:s/>Referências<text:tab/>14</text:a></text:p>
        </text:index-body>
      </text:table-of-content>
      <text:p text:style-name="PTCC_5f_elemento_5f_capa"/>
      <text:h text:style-name="P49" text:outline-level="1"/>
      <text:h text:style-name="P51" text:outline-level="1"><text:bookmark-start text:name="__RefHeading__2003_1763699862"/>Introdução<text:bookmark-end text:name="__RefHeading__2003_1763699862"/></text:h>
      <text:h text:style-name="PTCC_5f_titulo-nivel_20_1" text:outline-level="1" text:is-list-header="true"/>
      <text:p text:style-name="P16"><text:tab/><text:span text:style-name="T4">Internet of Things</text:span> (<text:span text:style-name="T4">) é</text:span> u<text:span text:style-name="T22">m novo pa</text:span>radigma tecnológico, social, cultural e digital. Des<text:span text:style-name="T21">pontando como uma evolução do u</text:span><text:span text:style-name="T124">so da in</text:span><text:span text:style-name="T21">ternet, <text:s/>revol</text:span>ucionará os modelos de negócios e a interação da sociedade com o meio a<text:span text:style-name="T124">mbien</text:span><text:span text:style-name="T23">te e a utilização de recursos elétri</text:span><text:span text:style-name="T29">cos, hídricos, matéria-prima, financeiros e humanos, por </text:span>meio de objetos físicos e virtuais, em que os lim<text:span text:style-name="T29">ites físicos e virtuais das aplicações se to</text:span>rnam cada vez mais tênues (LACERDA; LIMA-MARQUES, 2015). Resumi<text:span text:style-name="T23">damente, </text:span><text:span text:style-name="T31">IoT</text:span><text:span text:style-name="T23"> é u</text:span>ma<text:span text:style-name="T61"> ex</text:span>tensão da utilizaçã<text:span text:style-name="T124">o da Internet</text:span> atual, que proporciona aos objetos do dia-a-dia (quaisquer que sejam), mas com capacidade computacional e de comunicação, se conectarem à Internet. A conexão com a rede mundial de computadores viabiliza, primeiro, controlar remotamente os objetos e, segundo, permitir que os próprios objetos sejam acessados como provedores de serviços. (AL-FUQAHA, 2015). </text:p>
      <text:p text:style-name="P8"><text:tab/><text:span text:style-name="T61">O paradigma</text:span> emerg<text:span text:style-name="T23">e da evolução</text:span> de várias áreas como sistemas embarcados, microeletrônica, comunicação e sensoriamento. <text:span text:style-name="T62">D</text:span>evido ao seu potencial de uso nas mais diversas áreas das atividades humanas, <text:span text:style-name="T24">e</text:span>ssa tecnologia tem recebido bastante atenção, tanto da academia, quanto da indústria. <text:s/>MATTERN e FLOERKEMEIER (2010), <text:span text:style-name="T125">quando mencionam o termo </text:span><text:span text:style-name="T9">“internet of things”</text:span><text:span text:style-name="T125"> </text:span><text:span text:style-name="T30">estabelecem uma analogia entre o uso tradicional da internet pelo ser humano com o uso da internet pelos objetos</text:span>, <text:span text:style-name="T24">onde</text:span> as “coisas" <text:span text:style-name="T24">possuírão habilidades</text:span> de comunicação <text:span text:style-name="T62">embarcadas e se comunicarão</text:span> outras, <text:span text:style-name="T24">provendo e usando</text:span> serviços, <text:span text:style-name="T24">gerando</text:span> <text:span text:style-name="T24">informações</text:span> e reagi<text:span text:style-name="T62">ndo</text:span> a eventos. </text:p>
      <text:p text:style-name="P13"><text:tab/> <text:span text:style-name="T24">Em</text:span> 2008, <text:span text:style-name="T125">foi</text:span> publicado o primeiro livro denominado “<text:span text:style-name="T4">The Internet of Things</text:span>”, sob autoria de Rob Van Kranemburg, <text:span text:style-name="T125">abordando uma grande coletânea de referenciais teóricos sobre o tópico</text:span>. <text:span text:style-name="T125">(</text:span>SINGER, T. 2012) <text:span text:style-name="T125">E s</text:span>egundo <text:span text:style-name="T125">levantamento feito por</text:span> ALI. Z. H. et al. (2015), <text:span text:style-name="T44"><text:s/></text:span><text:span text:style-name="T45">IoT </text:span><text:span text:style-name="T51">co</text:span>m<text:span text:style-name="T30">eçou a popularizar-se no</text:span> <text:span text:style-name="T125">período de 20</text:span>08 à 2<text:span text:style-name="T63">00</text:span>9, dev<text:span text:style-name="T30">ido ao número de interações entre objetos superar a contagem populacional do mundo.</text:span></text:p>
      <text:p text:style-name="P15"><text:tab/><text:span text:style-name="T25">A</text:span>s <text:span text:style-name="T25">implementações</text:span> <text:span text:style-name="T43"><text:s/>sã</text:span>o diversas e estão presentes na vida diária das pessoas, das empresas e da sociedade como um todo, transformando o mundo em sma<text:span text:style-name="T4">rt world, d</text:span>im<text:span text:style-name="T124">inuindo o in</text:span>termédio da relação entre homem e máquina da <text:span text:style-name="T124">maneira tradicional, onde existe uma interrupção na atividade humana na interação com o hardware, t</text:span>ornando o mundo mais eficiente. </text:p>
      <text:p text:style-name="P14"><text:tab/>FREITAS DIAS, R. R. (2016) lista as diversas aplicações da Internet das Coisas: bens de consumo, <text:span text:style-name="T4">eHe</text:span><text:span text:style-name="T5">a</text:span><text:span text:style-name="T4">lth</text:span>, transporte inteligente, distribuição de energia, casas inteligentes, <text:soft-page-break/>segurança pública, indústria e manufatura, gestão da agricultura e recursos naturais, distribuição e logística e <text:span text:style-name="T4">Smart Cities</text:span> (monitorament<text:span text:style-name="T125">o</text:span> estrutural, energia elétrica, transporte, estacionamento e gestão de resíduos). Dessa forma, com tantos segmentos de mercado <text:s/>vertica<text:span text:style-name="T125">lizados</text:span> com aplicação de<text:span text:style-name="T63">sse paradigma tecnológico</text:span> é um grande desafio conceitual como tecnológico <text:span text:style-name="T126">para os desenvolvedores e analistas de aplicações de software.</text:span></text:p>
      <text:p text:style-name="P8"/>
      <text:h text:style-name="P52" text:outline-level="1"><text:bookmark-start text:name="__RefHeading__35_2084287798"/>Objetivos <text:bookmark-end text:name="__RefHeading__35_2084287798"/></text:h>
      <text:h text:style-name="P50" text:outline-level="1" text:is-list-header="true"/>
      <text:h text:style-name="PTCC_5f_titulo-nível_20_2" text:outline-level="2"><text:bookmark-start text:name="__RefHeading___Toc520_682860752"/>Objetivo geral<text:line-break/><text:bookmark-end text:name="__RefHeading___Toc520_682860752"/></text:h>
      <text:p text:style-name="P7"><text:tab/><text:span text:style-name="T64">Esse projeto possui como objetivo principal o desenvolvimento de uma aplicação de </text:span><text:span text:style-name="T128">IoT</text:span><text:span text:style-name="T64"> baixo custo para c</text:span><text:span text:style-name="T127">ifrar</text:span><text:span text:style-name="T64"> e dec</text:span><text:span text:style-name="T127">ifrar</text:span><text:span text:style-name="T64"> dados gerados por sensores em uma implementação </text:span><text:span text:style-name="T6">.</text:span></text:p>
      <text:p text:style-name="P19"/>
      <text:h text:style-name="P55" text:outline-level="2"><text:bookmark-start text:name="__RefHeading___Toc522_682860752"/>Objetivos específicos<text:bookmark-end text:name="__RefHeading___Toc522_682860752"/></text:h>
      <text:h text:style-name="P55" text:outline-level="2" text:is-list-header="true"/>
      <text:list xml:id="list2408088431" text:style-name="L1">
        <text:list-item>
          <text:p text:style-name="P37">Estudar conceitos de criptografia do tipo <text:span text:style-name="T4">lightweig</text:span><text:span text:style-name="T10">ht</text:span><text:span text:style-name="T4"> cryptography</text:span><text:span text:style-name="T15">.</text:span></text:p>
        </text:list-item>
        <text:list-item>
          <text:p text:style-name="P38">Pesquisar framework<text:span text:style-name="T127">s</text:span> leve<text:span text:style-name="T106">s</text:span> para o desenvolvimento de aplicações .</text:p>
        </text:list-item>
        <text:list-item>
          <text:p text:style-name="P39">Pesquisar elementos de gestão de segurança em uma aplicação.</text:p>
        </text:list-item>
        <text:list-item>
          <text:p text:style-name="P38">Pesquisar elementos semelhantes em plataformas de sensores e etiquetas de implementações .</text:p>
        </text:list-item>
        <text:list-item>
          <text:p text:style-name="P38">Pesquisar elementos semelhantes em APIs já conhecidas para esse tipo de paradigma computacional.</text:p>
        </text:list-item>
        <text:list-item>
          <text:p text:style-name="P41"><text:span text:style-name="T16">Desenvolver uma aplicação ret</text:span><text:span text:style-name="T17">r</text:span><text:span text:style-name="T16">ocompatível com </text:span><text:span text:style-name="T50">plataformas de hardware legadas </text:span><text:span text:style-name="T16">para seu reaproveitamento.</text:span></text:p>
        </text:list-item>
        <text:list-item>
          <text:p text:style-name="P41"><text:span text:style-name="T16">Desenvolver uma implementação simples que consiga utilizar os recursos de hardware </text:span><text:span text:style-name="T50">com mais eficiência.</text:span></text:p>
        </text:list-item>
        <text:list-item>
          <text:p text:style-name="P42"><text:span text:style-name="T54">T</text:span><text:span text:style-name="T50">ornar a implmentação generalista e abrangente para o maior número de sensores.</text:span></text:p>
        </text:list-item>
      </text:list>
      <text:p text:style-name="P20"/>
      <text:p text:style-name="P20"/>
      <text:h text:style-name="P53" text:outline-level="1"><text:bookmark-start text:name="__RefHeading__37_2084287798"/>Justificativa<text:line-break/><text:bookmark-end text:name="__RefHeading__37_2084287798"/></text:h>
      <text:p text:style-name="P7"><text:tab/><text:span text:style-name="T101">O crescimento de implementações </text:span><text:span text:style-name="T11">IoT</text:span><text:span text:style-name="T128"> </text:span><text:span text:style-name="T101">em ambientes domésticos, comerciais, industriais, agropecuários, P &amp; D, acadêmicos e públicos trazem benefícios de alta importâ</text:span><text:span text:style-name="T128">n</text:span><text:span text:style-name="T101">cia para a utilização de recurso</text:span><text:span text:style-name="T128">s</text:span><text:span text:style-name="T101"> escassos com</text:span><text:span text:style-name="T128">o combustíveis, eletricidade, água potável, alimentos, matérias-primas. S</text:span><text:span text:style-name="T101">IN</text:span><text:span text:style-name="T115">GH e SINGH (2015) abordam de maneira generalista oportunidades de negócios, situações e exemplificações de implementações <text:s/>utilizadas em alguns estudos de casos reais.</text:span></text:p>
      <text:p text:style-name="P17"><text:span text:style-name="T132"><text:tab/> </text:span><text:span text:style-name="T14">Internet of Things </text:span><text:span text:style-name="T18">possui a capacidade de fornecer serviços essenciais em áreas de risco, como alertas de tempestades, terremotos e incêndios, funcionando de maneira análoga a canários nas minas inglesas de carvão no inicio do século 20. </text:span><text:span text:style-name="T59">O desmaio </text:span><text:span text:style-name="T18">do pássaro </text:span><text:span text:style-name="T19">em sua </text:span><text:span text:style-name="T20">gaiola </text:span><text:span text:style-name="T18">avisava aos mineiros que o ambiente continha níveis mortais de monóxido de carbono. <text:tab/></text:span><text:span text:style-name="T56">Com esse conceito em mente, a adoção desse tipo de solução tecnológica em locais e comunidades em situação de perigo, demonstra-se à par com a proposta de uma implemtação do gênero como resposta seguindo o guia do plano nacional de IoT.</text:span><text:span text:style-name="T57">(MIN</text:span><text:span text:style-name="T58">ISTÉRIO DA CIÊNCIA, TECNOLOGIA E INOVAÇÕES, 2017)</text:span></text:p>
      <text:p text:style-name="P7"><text:tab/><text:span text:style-name="T102">Ao desenvolver </text:span><text:span text:style-name="T46">Cypherise </text:span><text:span text:style-name="T60">( combinação do termo </text:span><text:span text:style-name="T47">“Cypher”</text:span><text:span text:style-name="T52"> e o s</text:span><text:span text:style-name="T53">u</text:span><text:span text:style-name="T52">f</text:span><text:span text:style-name="T53">ixo em inglês “-ris</text:span><text:span text:style-name="T47">e”, </text:span><text:span text:style-name="T55">estilização do verbo “cifrar”</text:span><text:span text:style-name="T53">)</text:span><text:span text:style-name="T52"> </text:span><text:span text:style-name="T102">, espera-se </text:span><text:span text:style-name="T103">fomentar </text:span><text:span text:style-name="T129">o uso de IoT</text:span><text:span text:style-name="T103"> em comunidades </text:span><text:span text:style-name="T33">de baixa renda, utilizando hardware legado</text:span><text:span text:style-name="T103"> de maneira a gerar serviços utéis para a população local de maneira segura. </text:span><text:span text:style-name="T32">Além disso,</text:span><text:span text:style-name="T103"> e</text:span><text:span text:style-name="T104">m um aspecto contextualizado ao câmpus Salto, fomentar a discussão de desenvolvimento barato e sustentáveis de recursos .</text:span></text:p>
      <text:p text:style-name="P7"/>
      <text:h text:style-name="P52" text:outline-level="1"><text:bookmark-start text:name="__RefHeading__39_2084287798"/>Referencial teórico <text:span text:style-name="T2">ou Bibliografia Inicial</text:span><text:bookmark-end text:name="__RefHeading__39_2084287798"/></text:h>
      <text:p text:style-name="PTCC_5f_texto"/>
      <text:p text:style-name="P18"><text:tab/><text:span text:style-name="T107">O corpo inicial de </text:span><text:span text:style-name="T35">referências desse projeto </text:span><text:span text:style-name="T107">base</text:span><text:span text:style-name="T131">ou-se em uma coletânea teórica <text:s/></text:span><text:span text:style-name="T35">gerada da execução da Iniciação Científica entitulada “Estudo da aplicação de internet das coisas” realizada por mim, orientada pela Prof</text:span><text:span text:style-name="T37">ª</text:span><text:span text:style-name="T35">. Seila Vasti de Faria Paiva com o </text:span><text:span text:style-name="T36">colaboração da aluna de mestrado Nayara Marie Lessa.</text:span></text:p>
      <text:p text:style-name="P18"><text:span text:style-name="T36"><text:tab/>Inicialmente, são propostos os </text:span><text:span text:style-name="T80">seguintes materiais:</text:span></text:p>
      <text:list xml:id="list2493943560" text:style-name="L2">
        <text:list-item>
          <text:p text:style-name="P62"><text:span text:style-name="T88">Internet of Things: A Survey on Enabling Technologies, Protocols and Applications</text:span><text:span text:style-name="T66"> </text:span><text:span text:style-name="T67">(AL-FUQAHA </text:span><text:span text:style-name="T87">et al, </text:span><text:span text:style-name="T67">2015)</text:span></text:p>
        </text:list-item>
        <text:list-item>
          <text:p text:style-name="P63"><text:span text:style-name="T81">A Internet das Coisas (</text:span><text:span text:style-name="T91">IoT</text:span><text:span text:style-name="T81">): Tecnologias e Aplicações. (LEITE </text:span><text:span text:style-name="T92">et al, </text:span><text:span text:style-name="T82">2017)</text:span></text:p>
        </text:list-item>
        <text:list-item>
          <text:p text:style-name="P64"><text:span text:style-name="T93">Cryptography for Security in IoT </text:span><text:span text:style-name="T82">(CARRACEDO </text:span><text:span text:style-name="T93">et al, </text:span><text:span text:style-name="T82">2018)</text:span></text:p>
        </text:list-item>
        <text:list-item>
          <text:p text:style-name="P64"><text:span text:style-name="T93">Using Symmetric and Asymmetric Cryptography to Secure Communication between Devices in IoT </text:span><text:span text:style-name="T83">(HENRIQUES; VERNEKAR, 2017)</text:span></text:p>
        </text:list-item>
        <text:list-item>
          <text:p text:style-name="P64"><text:span text:style-name="T94">OWASP Internet of Things Project</text:span><text:span text:style-name="T83"> (OWASP, 2018)</text:span></text:p>
        </text:list-item>
        <text:list-item>
          <text:p text:style-name="P66">Internet das Coisas: da Teoria à Prática (SANTOS, B.P, 2016)</text:p>
        </text:list-item>
        <text:list-item>
          <text:p text:style-name="P64"><text:span text:style-name="T94">Lightweight Cryptography</text:span><text:span text:style-name="T84"> (DHANDA; SINGH; JINDAL, 2020)</text:span></text:p>
        </text:list-item>
        <text:list-item>
          <text:p text:style-name="P64"><text:span text:style-name="T95">Internet of Things(IoT): Security Challenges, Business Opportunities &amp; Reference Architecture for E-commerce</text:span><text:span text:style-name="T84"> </text:span><text:span text:style-name="T85">(SINGH, S.; SINGH, N., 2015)</text:span></text:p>
        </text:list-item>
        <text:list-item>
          <text:p text:style-name="P67">Gestão da segurança da informação: uma visão executiva (SÊMOLA, 2014)</text:p>
        </text:list-item>
        <text:list-item>
          <text:p text:style-name="P65"><text:span text:style-name="T96">Security, privacy and trust in Internet of Things: The road ahead </text:span><text:span text:style-name="T68">(SICARI, S; RIZZARDI, A; GRIECO, L.A; COEN-PORSINI, A. , 2015)</text:span></text:p>
        </text:list-item>
        <text:list-item>
          <text:p text:style-name="P65"><text:span text:style-name="T96">Basics of cryptography: A basic scenario: cryptosystems.</text:span><text:span text:style-name="T68">(</text:span><text:span text:style-name="T71">TALBOT, J; WELSH, D., 2006</text:span><text:span text:style-name="T68">)</text:span></text:p>
        </text:list-item>
      </text:list>
      <text:p text:style-name="P22"><text:tab/></text:p>
      <text:p text:style-name="P10"><text:span text:style-name="T77"><text:tab/></text:span><text:span text:style-name="T78">Esse corpo referencial pode ser expandido, conforme a necessidade e o desenvolvimento do projeto.</text:span></text:p>
      <text:h text:style-name="P52" text:outline-level="1"><text:bookmark-start text:name="__RefHeading__41_2084287798"/>Metodologia<text:bookmark-end text:name="__RefHeading__41_2084287798"/></text:h>
      <text:p text:style-name="PTCC_5f_texto"/>
      <text:p text:style-name="P43"><text:tab/><text:span text:style-name="T38">Para desenvolver a aplicação, foram escolhidas </text:span><text:span text:style-name="T39">algumas </text:span><text:span text:style-name="T38">disciplinas e artefatos de dois paradigmas de métodos ágeis</text:span><text:span text:style-name="T118">: </text:span><text:span text:style-name="T133">o </text:span><text:span text:style-name="T134">desenvolvimento por iterações baseadas em entregas de <text:s/>funcionalidades, conceito retirado do processo conhecido como</text:span><text:span text:style-name="T118"> </text:span><text:span text:style-name="T7">SCRUM</text:span><text:span text:style-name="T118"> e </text:span><text:span text:style-name="T134">a geração de documentação que registre o desenvolvimento, baseado no princípio do</text:span><text:span text:style-name="T118"> Processo Unificado </text:span><text:span text:style-name="T134">da </text:span><text:span text:style-name="T12">Rational</text:span><text:span text:style-name="T118">, </text:span><text:span text:style-name="T134">combinadas em</text:span><text:span text:style-name="T119"> um </text:span><text:span text:style-name="T134">método</text:span><text:span text:style-name="T119"> deriva</text:span><text:span text:style-name="T134">do que foi</text:span><text:span text:style-name="T119"> </text:span><text:span text:style-name="T134">compilado</text:span><text:span text:style-name="T119"> pelo professor do campus Salto, </text:span><text:span text:style-name="T34">Dr.</text:span><text:span text:style-name="T119"> Edson Murakami. </text:span><text:span text:style-name="T134">Esse conjunto de procedimentos tem o nome de</text:span><text:span text:style-name="T119"> “</text:span><text:span text:style-name="T8">Spin Off </text:span><text:span text:style-name="T119">”, </text:span><text:span text:style-name="T134">que tem como função auxiliar micro </text:span><text:span text:style-name="T139">e pequenas empresas ou</text:span><text:span text:style-name="T134"> desenvolvedores individuais </text:span><text:span text:style-name="T139">que não possuem um conjunto definido de técnicas de engenharia de software </text:span><text:span text:style-name="T134">no </text:span><text:span text:style-name="T39">processo </text:span><text:span text:style-name="T134">da criação de </text:span><text:span text:style-name="T41">aplicações</text:span><text:span text:style-name="T134"> com qualidade</text:span><text:span text:style-name="T119"> </text:span><text:span text:style-name="T134">e dentro do prazo e orçamento.</text:span></text:p>
      <text:p text:style-name="P43"><text:span text:style-name="T119"><text:tab/></text:span><text:span text:style-name="T39">O </text:span><text:span text:style-name="T48">SpinOff </text:span><text:span text:style-name="T119">divide o processo de </text:span><text:span text:style-name="T39">desenvolvimento de softwares</text:span><text:span text:style-name="T119"> em quatro fases </text:span><text:span text:style-name="T135">principais</text:span><text:span text:style-name="T119">: iniciação, elaboração, construção e transição. (MURAKAMI, 20</text:span><text:span text:style-name="T28">20</text:span><text:span text:style-name="T119">) </text:span></text:p>
      <text:p text:style-name="P43"/>
      <text:p text:style-name="P36"><text:span text:style-name="T110">Iniciação</text:span>: <text:span text:style-name="T28">Planejar e definir o escopo do projeto. </text:span></text:p>
      <text:p text:style-name="P36"><text:span text:style-name="T110">Elaboração</text:span>: <text:span text:style-name="T28">Testar e decidir a solução técnica e arqu</text:span><text:span text:style-name="T40">ite</text:span><text:span text:style-name="T28">tônica do aplicativo</text:span>. </text:p>
      <text:p text:style-name="P36"><text:span text:style-name="T110">Construção</text:span>: Construir o sistema iterativamente, com entregas constantes.</text:p>
      <text:p text:style-name="P36"><text:span text:style-name="T110">Transição</text:span>: Disponibilizar o sistema completo no ambiente do <text:span text:style-name="T28">uso</text:span>.</text:p>
      <text:p text:style-name="P23"/>
      <text:p text:style-name="P12"><text:span text:style-name="T120"><text:tab/></text:span><text:span text:style-name="T136">Cada fase do processo de desenvolvimento é segmentada em </text:span><text:span text:style-name="T137">etapas com pequenas atividades a serem realizadas durante o período planejado para aquele período do projeto. Murakami (2020) sintetiza as metas de cada etapa da seguinte forma:</text:span></text:p>
      <text:p text:style-name="P58"><text:span text:style-name="T110"/></text:p>
      <text:p text:style-name="P60"><text:span text:style-name="T110">Iniciação</text:span>: Delimitar o Escopo do sistema, criar o Ambiente de <text:s/>desenvolvimento do projeto, controlar itens de configuração.</text:p>
      <text:p text:style-name="P61"><text:span text:style-name="T112">E</text:span><text:span text:style-name="T110">laboração</text:span>: <text:span text:style-name="T121">r</text:span><text:span text:style-name="T120">esolver a arquitetura, detalhar requisitos, desenvolver a solução, projetar testes, executar testes.</text:span></text:p>
      <text:p text:style-name="P59"><text:span text:style-name="T110">Construção</text:span>: <text:s/><text:span text:style-name="T120">detalhar requisitos, desenvolver a solução, projetar e executar <text:s text:c="3"/>testes, <text:s/>preparar implantação, elaborar material de suporte e treinamento e implantar o produto.</text:span></text:p>
      <text:p text:style-name="P59"><text:span text:style-name="T110">Transição</text:span>: <text:span text:style-name="T120">preparar implantação, elaborar material de suporte e treinamento e implantar o produto.</text:span></text:p>
      <text:p text:style-name="P57"><text:soft-page-break/></text:p>
      <text:p text:style-name="P11"><text:tab/><text:span text:style-name="T122">Durante todo esse processo, certas atividades mantém- se constantes e são consideradas cruciais para a organizção das etapas </text:span><text:span text:style-name="T138">como, </text:span><text:span text:style-name="T113">c</text:span><text:span text:style-name="T114">ontrolar as mudanças realizadas no sistema e controlar os itens de configuração.</text:span><text:span text:style-name="T120"><text:tab/></text:span></text:p>
      <text:p text:style-name="P7"><text:line-break/></text:p>
      <text:h text:style-name="P54" text:outline-level="1"><text:bookmark-start text:name="__RefHeading__43_2084287798"/>Recursos e Viabilidade<text:bookmark-end text:name="__RefHeading__43_2084287798"/></text:h>
      <text:p text:style-name="PTCC_5f_texto"><text:tab/></text:p>
      <text:p text:style-name="P7"><text:tab/><text:span text:style-name="T108">Para o desenvolvimento </text:span><text:span text:style-name="T117">do projeto</text:span><text:span text:style-name="T108"> e a entrega do software dentro do prazo, com qualidade de produção e obedecendo os objetivos estabelecidos por esse projeto, serão necessários:</text:span></text:p>
      <text:p text:style-name="P7"/>
      <text:list xml:id="list132547546" text:style-name="L3">
        <text:list-item>
          <text:p text:style-name="P45">acesso aos períodicos e mais recentes materiais de desenvolvimento nessa área;</text:p>
        </text:list-item>
        <text:list-item>
          <text:p text:style-name="P44"><text:span text:style-name="T42">acesso a internet banda larga para rápidas pesquisas, acesso ao repositório do projeto, download de componentes ou bibliotecas para desenvolvimento</text:span><text:span text:style-name="T108">;</text:span></text:p>
        </text:list-item>
        <text:list-item>
          <text:p text:style-name="P44"><text:span text:style-name="T108">um computador que possua um processador </text:span><text:span text:style-name="T42">com no mínimo quatro núcleos para realizar possíveis processos paralelos e 8 Gbs de RAM para acesso eficiente a recursos importantes em cache.</text:span></text:p>
        </text:list-item>
        <text:list-item>
          <text:p text:style-name="P45">ambiente<text:span text:style-name="T140">s</text:span> de desenvolvimento instalado no computador;</text:p>
        </text:list-item>
        <text:list-item>
          <text:p text:style-name="P45">ambiente para testes de softwares instalado no computador;</text:p>
        </text:list-item>
        <text:list-item>
          <text:p text:style-name="P48">ambiente para testes em produção;</text:p>
        </text:list-item>
        <text:list-item>
          <text:p text:style-name="P45">acesso a manuais de softwares e implementações <text:span text:style-name="T140">de </text:span><text:span text:style-name="T13">IoT</text:span> ;</text:p>
        </text:list-item>
      </text:list>
      <text:p text:style-name="P46"/>
      <text:p text:style-name="P9"><text:span text:style-name="T108"><text:tab/>A viabilidade da entrega deste desenvolvimento é diretamente correlacionado com os limites de hardware, tempo para execução, o c</text:span><text:span text:style-name="T34">u</text:span><text:span text:style-name="T108">mprimento de ao menos 70% dos objetivos estabelecidos no escopo e o seguimento de todas as normas e regras estabelecidas para a segurança dos dados. </text:span><text:span text:style-name="T116">A previsão </text:span><text:span text:style-name="T117">incial</text:span><text:span text:style-name="T116"> para o tempo de execução desse projet</text:span><text:span text:style-name="T130">o</text:span><text:span text:style-name="T26"> são </text:span><text:span text:style-name="T34">de</text:span><text:span text:style-name="T26"> 20 horas semanais.</text:span></text:p>
      <text:h text:style-name="P52" text:outline-level="1"><text:bookmark-start text:name="__RefHeading__1948_1763699862"/>P<text:span text:style-name="T1">lano de assunto</text:span><text:bookmark-end text:name="__RefHeading__1948_1763699862"/></text:h>
      <text:h text:style-name="PTCC_5f_titulo-nivel_20_1" text:outline-level="1" text:is-list-header="true"/>
      <text:p text:style-name="P7"><text:tab/><text:span text:style-name="T27">Espera-se, ao final do projeto, a produção de um artigo compilando o processo de desenvovlvimento da aplicação:</text:span></text:p>
      <text:list xml:id="list2972166534" text:style-name="L4">
        <text:list-item>
          <text:p text:style-name="P47">A aplicação rodando em ambiente de produção.</text:p>
        </text:list-item>
        <text:list-item>
          <text:p text:style-name="P47">Uma comparação de desempenho entre APIs de mesma natureza</text:p>
        </text:list-item>
        <text:list-item>
          <text:p text:style-name="P47">Artigo submetido para a apreciação da bancada de Metodologia de pesquisa</text:p>
        </text:list-item>
        <text:list-item>
          <text:p text:style-name="P47">O ganho de experiência em programação </text:p>
        </text:list-item>
        <text:list-item>
          <text:p text:style-name="P47">O ganho do conhecimento de protocolos de segurança de dados e aplicações</text:p>
        </text:list-item>
        <text:list-item>
          <text:p text:style-name="P47">Fomentar a pesquisa na área de conhecimento</text:p>
        </text:list-item>
        <text:list-item>
          <text:p text:style-name="P47">Trazer alguma contribuição na área.</text:p>
        </text:list-item>
      </text:list>
      <text:h text:style-name="P52" text:outline-level="1"><text:bookmark-start text:name="__RefHeading__45_2084287798"/>Cronograma<text:bookmark-end text:name="__RefHeading__45_2084287798"/></text:h>
      <text:p text:style-name="PTCC_5f_texto"><text:tab/></text:p>
      <text:p text:style-name="Table_20_Contents"><text:tab/><text:tab/><text:tab/><text:span text:style-name="T105">Tabela 1. Esquema de atividades do projeto </text:span></text:p>
      <text:p text:style-name="Table_20_Contents"/>
      <table:table table:name="Table1" table:style-name="Table1" table:template-name="Academic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TCC_5f_tabela">ETAPAS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TCC_5f_tabela">Mês</text:p>
          </table:table-cell>
          <table:table-cell table:style-name="Table1.B2" table:number-columns-spanned="4" office:value-type="string">
            <text:p text:style-name="PTCC_5f_tabela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TCC_5f_tabela">novembro/20</text:p>
          </table:table-cell>
          <table:table-cell table:style-name="Table1.B3" office:value-type="string">
            <text:p text:style-name="PTCC_5f_tabela">Iniciação</text:p>
          </table:table-cell>
          <table:table-cell table:style-name="Table1.C3" table:number-columns-spanned="3">
            <text:p text:style-name="PTCC_5f_tabela"/>
          </table:table-cell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PTCC_5f_tabela">dezembro/20</text:p>
          </table:table-cell>
          <table:table-cell table:style-name="Table1.B4">
            <text:p text:style-name="PTCC_5f_tabela"/>
          </table:table-cell>
          <table:table-cell table:style-name="Table1.C4" office:value-type="string">
            <text:p text:style-name="PTCC_5f_tabela">Elaboração</text:p>
          </table:table-cell>
          <table:table-cell table:style-name="Table1.D4" table:number-columns-spanned="2">
            <text:p text:style-name="PTCC_5f_tabela"/>
          </table:table-cell>
          <table:covered-table-cell/>
        </table:table-row>
        <table:table-row table:style-name="Table1.5">
          <table:table-cell table:style-name="Table1.A3" office:value-type="string">
            <text:p text:style-name="PTCC_5f_tabela">janeiro/21</text:p>
          </table:table-cell>
          <table:table-cell table:style-name="Table1.B5" table:number-columns-spanned="2">
            <text:p text:style-name="PTCC_5f_tabela"/>
          </table:table-cell>
          <table:covered-table-cell/>
          <table:table-cell table:style-name="Table1.D5" table:number-columns-spanned="2" office:value-type="string">
            <text:p text:style-name="PTCC_5f_tabela">Construção</text:p>
          </table:table-cell>
          <table:covered-table-cell/>
        </table:table-row>
        <table:table-row table:style-name="Table1.6">
          <table:table-cell table:style-name="Table1.A6" office:value-type="string">
            <text:p text:style-name="PTCC_5f_tabela">fevereiro/21</text:p>
          </table:table-cell>
          <table:table-cell table:style-name="Table1.B6" table:number-columns-spanned="3">
            <text:p text:style-name="PTCC_5f_tabela"/>
          </table:table-cell>
          <table:covered-table-cell/>
          <table:covered-table-cell/>
          <table:table-cell table:style-name="Table1.E6" office:value-type="string">
            <text:p text:style-name="PTCC_5f_tabela">Transição</text:p>
          </table:table-cell>
        </table:table-row>
      </table:table>
      <text:p text:style-name="Table_20_Contents"/>
      <text:p text:style-name="Table_20_Contents"/>
      <text:p text:style-name="PTCC_5f_texto"/>
      <text:p text:style-name="P21"><text:tab/>Seguindo a proposta da metodologia abordada, o desenvolvimento das fases <text:span text:style-name="T123">seriam delimitados pelos limites estabelecidos na disciplina de projetos, ministrada em conjunto com Metodologia de pesquisa II.</text:span></text:p>
      <text:p text:style-name="PTCC_5f_texto"><text:tab/></text:p>
      <text:p text:style-name="PTCC_5f_texto"><text:tab/></text:p>
      <text:h text:style-name="P52" text:outline-level="1"><text:bookmark-start text:name="__RefHeading__47_2084287798"/>Referências<text:bookmark-end text:name="__RefHeading__47_2084287798"/></text:h>
      <text:p text:style-name="PTCC_5f_referencias"><text:bookmark-start text:name="__RefHeading__63_2084287798"/><text:bookmark-end text:name="__RefHeading__63_2084287798"/></text:p>
      <text:p text:style-name="P24"><text:bookmark text:name="docs-internal-guid-c4063ee7-7fff-7638-fa3b-714887463320"/><text:span text:style-name="T65">AL-FUQAHA, A; GUIZANI, M; MOHAMMADI, M; ALEDHARI, M; AYYASH, M. </text:span><text:span text:style-name="T72">Internet of Things: A Survey on Enabling Technologies, Protocols and Applications.</text:span><text:span text:style-name="T97"> </text:span><text:span text:style-name="T65">IEEE Communications Surveys &amp; Tutorials, [</text:span><text:span text:style-name="T86">s. l.</text:span><text:span text:style-name="T65">], v. 17, ed. 4, p. 2347-2376, 15 jun. 2015. DOI 10.1109/COMST.2015.2444095. Disponível em: https://ieeexplore.ieee.org/document/7123563. Acesso em: 3 jun. 2020.</text:span></text:p>
      <text:p text:style-name="P29"><text:span text:style-name="T69">CARRACEDO, J. M. </text:span><text:span text:style-name="T89">et al</text:span><text:span text:style-name="T69">. </text:span><text:span text:style-name="T74">Cryptography for Security in </text:span><text:span text:style-name="T75">IoT</text:span><text:span text:style-name="T74">. </text:span><text:span text:style-name="T70">20</text:span><text:span text:style-name="T98">1</text:span><text:span text:style-name="T69">8 Fifth International Conference on Internet of Things: Systems, Management and Security (SMS), [s. l.]</text:span><text:span text:style-name="T89">, p. </text:span><text:span text:style-name="T69">23-30, 2018. DOI 10.1109/SMS.2018.8554634. Disponível em: https://ieeexplore.ieee.org/document/8554634. Acesso em: 3 jun. 2020.</text:span></text:p>
      <text:p text:style-name="P26"><text:span text:style-name="T76">DHANDA, S. S., SINGH, B. e JINDAL, P. </text:span><text:span text:style-name="T74">Lightweight Cryptography: </text:span><text:span text:style-name="T76">A Solution to Secure </text:span><text:span text:style-name="T79">IoT</text:span><text:span text:style-name="T76"> . Wirelles Pers Commun 112, 1947-1980. Disponível em: htt</text:span><text:a xlink:type="simple" xlink:href="https://doi.org/10.1007/s11277-020-07134-3" text:style-name="Internet_20_link" text:visited-style-name="Visited_20_Internet_20_Link"><text:span text:style-name="T100">ps://doi.org/10.1007/s11277-020-07134-3. <text:s/>A</text:span></text:a><text:span text:style-name="T76">cesso em: 11 jun. 2020.</text:span></text:p>
      <text:p text:style-name="P29"><text:span text:style-name="T69">HENRIQUES, M. S; VERNEKAR, N. K. </text:span><text:span text:style-name="T74">Using Symmetric and Asymmetric Cryptography to Secure Communication between Devices in </text:span><text:span text:style-name="T75">IoT</text:span><text:span text:style-name="T74"> <text:s/>a</text:span><text:span text:style-name="T98">n</text:span><text:span text:style-name="T69">d Application (IC), International Conference on, [s. l.], 2</text:span><text:span text:style-name="T89">017. </text:span><text:span text:style-name="T69">DOI 10.1109/ICA.2017.8073643. Disponível em: https://ieeexplore.ieee.org/document/8073643. Acesso em: 3 jun. 2020.</text:span></text:p>
      <text:p text:style-name="P26"><text:span text:style-name="T76">IRELAND, D.</text:span><text:span text:style-name="T99"> </text:span><text:span text:style-name="T74">RSA Algorithm.</text:span><text:span text:style-name="T99"> </text:span><text:span text:style-name="T76">In: DI MANAGEMENT (Austrália). RSA Algorithm. [S. l.], 2012. Disponível em: https://www.di-mgt.com.au/rsa_alg.html. Acesso em: 4 jun. 2020.</text:span></text:p>
      <text:p text:style-name="P25"><text:span text:style-name="T65">LEITE, J.R.E; MARTINS, P.S.; URSINI, E. </text:span><text:span text:style-name="T72">A Internet das Coisas (</text:span><text:span text:style-name="T73">IoT</text:span><text:span text:style-name="T72">): Tecnologias e Aplicações. I</text:span><text:span text:style-name="T65">n: BRAZILIAN TECHNOLOGY SYMPOSIUM, 2017, Campinas - São Paulo. Proceedings [...]. [S. l.: s. n.], 2017. DOI ISSN 2447-8326. Disponível em: http://lcv.fee.unicamp.br/images/BTSym-17/Papers/76926.pdf. Acesso em: 2 jun. 2020.</text:span></text:p>
      <text:p text:style-name="P28"/>
      <text:p text:style-name="P25">MINISTÉRIO DA CIÊNCIA, TECNOLOGIA E INOVAÇÕES (Brasil). ASCOM. <text:span text:style-name="T110">Plano de Internet das Coisas deve melhorar serviços e qualidade de vida da população.</text:span> Plano Nacional de , Brasil, p. sem páginas, 22 mar. 2017. Disponível em: <text:soft-page-break/>http://antigo.mctic.gov.br/mctic/opencms/salaImprensa/noticias/arquivos/migracao/2017/03/Plano_de_Internet_das_Coisas_deve_melhorar_servicos_e_qualidade_de_vida_da_populacao.html. Acesso em: 28 out. 2020.</text:p>
      <text:p text:style-name="P30">MINISTÉRIO DA CIÊNCIA, TECNOLOGIA E INOVAÇÕES (Brasil). ASCOM. <text:span text:style-name="T110">Plano Nacional de </text:span><text:span text:style-name="T111">IoT</text:span><text:span text:style-name="T110"> . P</text:span>ortal do Ministério da Ciência, Tecnologia e Inovações, [s. l.], 2017. Disponível em: http://antigo.mctic.gov.br/mctic/opencms/inovacao/paginas/politicasDigitais/internet_coisas/_/Plano_Nacional_de_.html. Acesso em: 26 out. 2020.</text:p>
      <text:p text:style-name="P30">MURAKAMI, Edson. <text:span text:style-name="T110">SpinOff</text:span>. [S. l.: s. n.], 2020. Disponível em: http://svn.slt.ifsp.edu.br/SpinOff/. Acesso em: 29 out. 2020.</text:p>
      <text:p text:style-name="P29"><text:span text:style-name="T69">NATIONAL INSTITUTE OF STANDARDS AND TECHNOLOGY (EUA). </text:span><text:span text:style-name="T74">NIST Policy on Hash Functions</text:span><text:span text:style-name="T69">. In: NATIONAL INSTITUTE OF STANDARDS AND TECHNOLOGY (EUA). Hash Functions. [S. l.], 15 ago. 2015. Disponível em: https://csrc.nist.gov/Projects/Hash-Functions/NIST-Policy-on-Hash-Functions. Acesso em: 9 jun. 2020.</text:span></text:p>
      <text:p text:style-name="P26"><text:span text:style-name="T76">OPEN WEB APPLICATIONS SECURITY PROJECT. </text:span><text:span text:style-name="T74">OWASP Internet of Things Project.</text:span><text:span text:style-name="T99"> </text:span><text:span text:style-name="T90">In</text:span><text:span text:style-name="T76">: OWASP wiki. OWASP Internet of Things (</text:span><text:span text:style-name="T79">IoT</text:span><text:span text:style-name="T76">) Project. [S. </text:span><text:span text:style-name="T90">l.], </text:span><text:span text:style-name="T76">2018. Disponível em: https://wiki.owasp.org/index.php/OWASP_Internet_of_Things_Project. Acesso em: 1 jun. 2020.</text:span></text:p>
      <text:p text:style-name="P26"><text:span text:style-name="T76">SANTOS, B.P. </text:span><text:span text:style-name="T90">et al</text:span><text:span text:style-name="T76">. </text:span><text:span text:style-name="T74">Internet das Coisas: da Teoria à Prática.</text:span><text:span text:style-name="T99"> </text:span><text:span text:style-name="T76">[</text:span><text:span text:style-name="T90">S. l.</text:span><text:span text:style-name="T76">: </text:span><text:span text:style-name="T90">s. n.</text:span><text:span text:style-name="T76">], 2016. Disponível em: https://homepages.dcc.ufmg.br/~mmvieira/cc/papers/internet-das-coisas.pdf. Acesso em: 1 jun. 2020.</text:span></text:p>
      <text:p text:style-name="P27"/>
      <text:p text:style-name="P25"><text:span text:style-name="T65">SÊMOLA, M. </text:span><text:span text:style-name="T72">Gestão da segurança da informação: uma visão executiva.</text:span><text:span text:style-name="T97"> </text:span><text:span text:style-name="T65">2. ed. Rio de Janeiro: Elsevier, 2014. 171 p. ISBN 9788535271782.</text:span></text:p>
      <text:p text:style-name="P29"><text:span text:style-name="T65">SICARI, S; RIZZARDI, A; GRIECO, L.A; COEN-PORSINI, A. </text:span><text:span text:style-name="T72">Security, privacy and trust in Internet of Things: The road ahead.</text:span><text:span text:style-name="T97"> </text:span><text:span text:style-name="T65">Elsevier, Itália, 2015. DOI 76. </text:span><text:soft-page-break/><text:span text:style-name="T65">10.1016/j.comnet.2014.11.008. Disponível em: https://www.researchgate.net/publication/270107935_Security_privacy_and_trust_in_Internet_of_Things_The_road_ahead. Acesso em: 2 jun. 2020.</text:span></text:p>
      <text:p text:style-name="P26"><text:span text:style-name="T76">SINGH, S; SINGH, N. </text:span><text:span text:style-name="T74">Internet of Things(</text:span><text:span text:style-name="T75">IoT</text:span><text:span text:style-name="T74">): Security Challenges, Business Opportunities &amp; Reference Architecture for E-commerce. 20</text:span><text:span text:style-name="T99">1</text:span><text:span text:style-name="T76">5 International Conference on Green Computing and Internet of Things (ICGC), 2015 International Conference on Green Computing and Internet of Things (ICGC), 2015. DOI 10.1109/ICGC.2015.7380718. Disponível em: Internet of Things(): Security Challenges, Business Opportunities &amp; Reference Architecture for E-commerce. Disponível em: https://ieeexpl</text:span><text:a xlink:type="simple" xlink:href="https://ieeexplore.ieee.org/document/7380718" text:style-name="Internet_20_link" text:visited-style-name="Visited_20_Internet_20_Link"><text:span text:style-name="T100">ore.ieee.org/document/7380718. Acesso em: 3 </text:span></text:a><text:span text:style-name="T76">jun. 2020.</text:span></text:p>
      <text:p text:style-name="P27"/>
      <text:p text:style-name="P25"><text:span text:style-name="T69">TALBOT, J; WELSH, D. </text:span><text:span text:style-name="T74">Basics of cryptography: A basic scenario: cryptosystems</text:span><text:span text:style-name="T69">. In: TALBOT, John; WELSH, Dominic. Complexity and Cryptography An Introduction. 1. ed. Estados Unidos: Cambridge University Press, 2006. cap. 1, p. 3-7. ISBN 0-511-14070-3. E-book.</text:span></text:p>
      <text:p text:style-name="Text_20_body"><text:line-break/></text:p>
      <text:p text:style-name="Text_20_body"/>
      <text:p text:style-name="P31"/>
      <text:p text:style-name="PTCC_5f_texto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mes New Roman" svg:font-family="'Times New Roman'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entury Schoolbook L" svg:font-family="'Century Schoolbook L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Arial2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indent="1.251cm" style:auto-text-indent="false"/>
      <style:text-properties style:font-name="Century Schoolbook L" fo:font-family="'Century Schoolbook L'" style:font-style-name="Roman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Quotations" style:family="paragraph" style:parent-style-name="PTCC_5f_citacao4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em_20_título1" style:display-name="Sem título1" style:family="paragraph" style:parent-style-name="Text_20_body"/>
    <style:style style:name="PTCC_5f_elemento_5f_capa" style:display-name="PTCC_elemento_capa" style:family="paragraph" style:parent-style-name="Heading_20_1" style:default-outline-level="" style:list-style-name="" style:class="text" style:master-page-name="">
      <style:paragraph-properties fo:text-align="center" style:justify-single-word="false" style:page-number="auto"/>
      <style:text-properties style:font-weight-complex="600"/>
    </style:style>
    <style:style style:name="Sem_20_título2" style:display-name="Sem título2" style:family="paragraph" style:parent-style-name="PTCC_5f_elemento_5f_capa" style:class="text">
      <style:text-properties style:font-name="Arial" fo:font-family="Arial" style:font-style-name="Negrito" style:font-family-generic="swiss" style:font-pitch="variable" fo:font-size="125%" style:font-weight-complex="600"/>
    </style:style>
    <style:style style:name="PTCC_5f_Folha_5f_de_5f_rosto_5f_natureza_5f_do_5f_trabalho" style:display-name="PTCC_Folha_de_rosto_natureza_do_trabalho" style:family="paragraph" style:parent-style-name="Text_20_body" style:class="text" style:master-page-name="">
      <style:paragraph-properties fo:margin-left="7.999cm" fo:margin-right="0cm" fo:line-height="100%" fo:text-align="justify" style:justify-single-word="false" fo:hyphenation-ladder-count="no-limit" fo:text-indent="0cm" style:auto-text-indent="false" style:page-number="auto"/>
      <style:text-properties style:font-name="Arial2" fo:font-family="Arial" style:font-style-name="Regular" style:font-family-generic="swiss" style:font-pitch="variable" fo:font-weight="normal" style:font-size-asian="10.5pt" fo:hyphenate="true" fo:hyphenation-remain-char-count="2" fo:hyphenation-push-char-count="2" loext:hyphenation-no-caps="false"/>
    </style:style>
    <style:style style:name="Sem_20_título3" style:display-name="Sem título3" style:family="paragraph" style:parent-style-name="PTCC_5f_Folha_5f_de_5f_rosto_5f_natureza_5f_do_5f_trabalho" style:class="text">
      <style:paragraph-properties fo:margin-left="7.999cm" fo:margin-right="0cm" fo:text-align="justify" style:justify-single-word="false" fo:text-indent="0cm" style:auto-text-indent="false"/>
      <style:text-properties style:font-size-asian="10.5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cm" fo:margin-top="0.635cm" fo:margin-bottom="0cm" loext:contextual-spacing="false" fo:line-height="100%" fo:text-align="start" style:justify-single-word="false" fo:text-indent="0cm" style:auto-text-indent="false"/>
      <style:text-properties fo:text-transform="uppercase" style:font-name="Arial1" fo:font-family="Arial" style:font-family-generic="swiss" style:font-pitch="variable" fo:language="pt" fo:country="BR" fo:font-weight="bold" style:language-asian="pt" style:country-asian="BR" style:font-weight-asian="bold" style:font-name-complex="Arial1" style:font-family-complex="Arial" style:font-family-generic-complex="swiss" style:font-pitch-complex="variable"/>
    </style:style>
    <style:style style:name="PTCC_5f_texto" style:display-name="PTCC_texto" style:family="paragraph" style:parent-style-name="Standard">
      <style:paragraph-properties fo:line-height="150%"/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titulo-nivel_20_1" style:display-name="PTCC_titulo-nivel 1" style:family="paragraph" style:parent-style-name="Heading_20_1" style:default-outline-level="1">
      <style:paragraph-properties fo:margin-top="0.199cm" fo:margin-bottom="0.199cm" loext:contextual-spacing="true"/>
      <style:text-properties style:font-name="Arial" fo:font-family="Arial" style:font-style-name="Negrito" style:font-family-generic="swiss" style:font-pitch="variable" style:font-weight-complex="60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TCC_5f_texto_5f_item" style:display-name="PTCC_texto_item" style:family="paragraph" style:parent-style-name="Standard" style:list-style-name="PTCC_5f_marca">
      <style:paragraph-properties fo:line-height="150%">
        <style:tab-stops>
          <style:tab-stop style:position="1.884cm"/>
        </style:tab-stops>
      </style:paragraph-properties>
      <style:text-properties style:font-name="Times New Roman1" fo:font-family="'Times New Roman'" style:font-style-name="Regular" style:font-family-generic="roman" style:font-pitch="variable" style:font-size-asian="10.5pt"/>
    </style:style>
    <style:style style:name="PTCC_5f_titulo-nível_20_2" style:display-name="PTCC_titulo-nível 2" style:family="paragraph" style:parent-style-name="Standard" style:default-outline-level="2" style:master-page-name="">
      <loext:graphic-properties draw:fill="none" draw:fill-color="#729fcf"/>
      <style:paragraph-properties fo:margin-top="0.25cm" fo:margin-bottom="0.25cm" loext:contextual-spacing="true" style:page-number="auto" fo:background-color="transparent" style:shadow="none" fo:keep-with-next="always">
        <style:tab-stops/>
      </style:paragraph-properties>
      <style:text-properties style:font-name="Arial" fo:font-family="Arial" style:font-style-name="Negrito" style:font-family-generic="swiss" style:font-pitch="variable" fo:font-weight="bold" style:font-size-asian="10.5pt" style:font-weight-asian="bold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</style:style>
    <style:style style:name="PTCC_5f_figura" style:display-name="PTCC_figura" style:family="paragraph" style:parent-style-name="Corpo_20_de_20_texto_20_2">
      <style:paragraph-properties fo:text-align="center" style:justify-single-word="false"/>
      <style:text-properties style:font-name="Arial" fo:font-family="Arial" style:font-style-name="Negrito" style:font-family-generic="swiss" style:font-pitch="variable" fo:font-size="11pt" fo:font-weight="bold" style:font-size-asian="11pt" style:font-weight-asian="bold" style:font-size-complex="11pt"/>
    </style:style>
    <style:style style:name="PTCC_5f_tabela" style:display-name="PTCC_tabela" style:family="paragraph" style:parent-style-name="Corpo_20_de_20_texto_20_2">
      <style:paragraph-properties fo:margin-top="0.212cm" fo:margin-bottom="0cm" loext:contextual-spacing="false" fo:line-height="100%" fo:text-align="center" style:justify-single-word="false"/>
      <style:text-properties style:font-name="Arial" fo:font-family="Arial" style:font-style-name="Negrito" style:font-family-generic="swiss" style:font-pitch="variable" fo:font-size="11pt" fo:font-weight="bold" style:font-size-asian="11pt" style:font-weight-asian="bold" style:font-size-complex="11pt"/>
    </style:style>
    <style:style style:name="PTCC_5f_título-nível_20_3" style:display-name="PTCC_título-nível 3" style:family="paragraph" style:parent-style-name="Heading_20_3" style:default-outline-level="3">
      <style:paragraph-properties fo:margin-top="0.25cm" fo:margin-bottom="0.25cm" loext:contextual-spacing="true">
        <style:tab-stops/>
      </style:paragraph-properties>
      <style:text-properties fo:color="#000000" style:font-name="Arial" fo:font-family="Arial" style:font-style-name="Negrito" style:font-family-generic="swiss" style:font-pitch="variable" fo:font-size="12pt" fo:font-weight="bold" style:font-weight-asian="bold" style:font-weight-complex="600"/>
    </style:style>
    <style:style style:name="PTCC_5f_referencias" style:display-name="PTCC_referencias" style:family="paragraph" style:parent-style-name="Standard">
      <style:paragraph-properties fo:margin-left="0cm" fo:margin-right="0cm" fo:margin-top="0cm" fo:margin-bottom="0.24cm" loext:contextual-spacing="false" fo:text-indent="0cm" style:auto-text-indent="false"/>
      <style:text-properties style:font-name="Times New Roman1" fo:font-family="'Times New Roman'" style:font-style-name="Regular" style:font-family-generic="roman" style:font-pitch="variable" fo:language="en" fo:country="US" style:font-size-asian="10.5pt"/>
    </style:style>
    <style:style style:name="Sem_20_título4" style:display-name="Sem título4" style:family="paragraph" style:parent-style-name="PTCC_5f_titulo-nível_20_2" style:default-outline-level="" style:list-style-name=""/>
    <style:style style:name="Sem_20_título5" style:display-name="Sem título5" style:family="paragraph" style:parent-style-name="PTCC_5f_título-nível_20_3" style:default-outline-level="" style:list-style-name="">
      <style:text-properties style:font-name="Arial" fo:font-family="Arial" style:font-style-name="Negrito" style:font-family-generic="swiss" style:font-pitch="variable" fo:font-size="12pt" style:font-weight-complex="60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PTCC_5f_codigo_5f_fonte" style:display-name="PTCC_codigo_fonte" style:family="paragraph" style:parent-style-name="Text_20_body">
      <style:paragraph-properties fo:margin-left="3cm" fo:margin-right="0cm" fo:margin-top="0.199cm" fo:margin-bottom="0.199cm" loext:contextual-spacing="true" fo:line-height="100%" fo:text-indent="0cm" style:auto-text-indent="false" style:snap-to-layout-grid="false"/>
      <style:text-properties style:font-name="Courier 10 Pitch" fo:font-family="'Courier 10 Pitch'" style:font-style-name="Regular" style:font-pitch="fixed" fo:font-size="10pt" fo:font-weight="bold" style:font-size-asian="10.5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loext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TCC_5f_título-nível_20_4" style:display-name="PTCC_título-nível 4" style:family="paragraph" style:parent-style-name="PTCC_5f_título-nível_20_3" style:default-outline-level="4">
      <style:text-properties fo:font-style="italic" fo:font-weight="normal"/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TCC_5f_citacao4" style:display-name="PTCC_citacao4" style:family="paragraph" style:parent-style-name="PTCC_5f_texto">
      <style:paragraph-properties fo:margin-left="4.001cm" fo:margin-right="0cm" fo:margin-top="0.199cm" fo:margin-bottom="0.199cm" loext:contextual-spacing="false" fo:text-indent="0cm" style:auto-text-indent="false"/>
      <style:text-properties fo:font-size="10pt" style:font-size-asian="10.5pt"/>
    </style:style>
    <style:style style:name="PTCC_5f_titulo_5f_postextual" style:display-name="PTCC_titulo_postextual" style:family="paragraph" style:parent-style-name="PTCC_5f_titulo-nivel_20_1" style:default-outline-level="" style:list-style-name=""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PTCC_5f_texto_20_Char" style:display-name="PTCC_texto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PTCC_5f_texto_5f_itálico_20_Char" style:display-name="PTCC_texto_itálico Char" style:family="text" style:parent-style-name="Fonte_20_parág._20_padrão">
      <style:text-properties fo:font-size="12pt" fo:language="pt" fo:country="BR" fo:font-style="italic" style:font-size-asian="12pt" style:font-style-asian="italic" style:language-complex="ar" style:country-complex="SA"/>
    </style:style>
    <style:style style:name="PTCC_5f_texto_5f_item_20_Char" style:display-name="PTCC_texto_item Char" style:family="text" style:parent-style-name="Fonte_20_parág._20_padrão">
      <style:text-properties fo:font-size="12pt" fo:language="pt" fo:country="BR" style:font-size-asian="12pt" style:language-complex="ar" style:country-complex="SA"/>
    </style:style>
    <style:style style:name="PTCC_5f_codigo_5f_fonte_20_Char" style:display-name="PTCC_codigo_fonte Char" style:family="text" style:parent-style-name="PTCC_5f_texto_5f_item_20_Char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PTCC_5f_numeracao2" style:display-name="PTCC_numeracao2">
      <text:list-level-style-number text:level="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PTCC_5f_numeracao" style:display-name="PTCC_numeracao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PTCC_5f_numeracao1" style:display-name="PTCC_numeracao1">
      <text:list-level-style-number text:level="1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PTCC_5f_marca" style:display-name="PTCC_marca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pt" number:country="BR">
      <number:number number:min-integer-digits="1"/>
    </number:number-style>
    <number:text-style style:name="N10100" number:language="pt" number:country="BR">
      <number:text-content/>
    </number:text-style>
    <style:style style:name="Academic.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2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3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4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5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6" style:family="table-cell" style:data-style-name="N1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7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8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9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0" style:family="table-cell" style:data-style-name="N1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1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2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3" style:family="table-cell" style:data-style-name="N1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4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5" style:family="table-cell" style:data-style-name="N10100">
      <style:table-cell-properties fo:border-top="0.74pt solid #000000"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Academic.16" style:family="table-cell" style:data-style-name="N1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</office:styles>
  <office:automatic-styles>
    <style:style style:name="MP1" style:family="paragraph" style:parent-style-name="Footer">
      <style:paragraph-properties fo:margin-left="0cm" fo:margin-right="0.635cm" fo:text-indent="1.251cm" style:auto-text-indent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Header_20_left">
      <style:paragraph-properties fo:text-align="end" style:justify-single-word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02cm" fo:border="non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_20_right"/>
      </style:header>
    </style:master-page>
    <style:master-page style:name="Converter_20_1" style:display-name="Converter 1" style:page-layout-name="Mpm2">
      <style:header>
        <text:p text:style-name="Header"/>
      </style:header>
      <style:footer>
        <text:p text:style-name="MP1"><draw:frame draw:style-name="Mfr1" draw:name="Quadro2" text:anchor-type="char" svg:x="17.537cm" svg:y="0.002cm" svg:width="1.462cm" svg:height="1.215cm" draw:z-index="0"><draw:text-box><text:p text:style-name="Footer"><text:span text:style-name="Page_20_Number"><text:page-number text:select-page="current">0</text:page-number></text:span></text:p><text:p text:style-name="Footer"/></draw:text-box></draw:frame></text:p>
      </style:footer>
    </style:master-page>
    <style:master-page style:name="Sem_20_título1" style:display-name="Sem título1" style:page-layout-name="Mpm3"/>
    <style:master-page style:name="PTCC_5f_pagina" style:display-name="PTCC_pagina" style:page-layout-name="Mpm4"/>
    <style:master-page style:name="PTCC_5f_PaginaPreTextual" style:display-name="PTCC_PaginaPreTextual" style:page-layout-name="Mpm4"/>
    <style:master-page style:name="Sem_20_título2" style:display-name="Sem título2" style:page-layout-name="Mpm5">
      <style:header>
        <text:p text:style-name="Header"/>
      </style:header>
      <style:header-left>
        <text:p text:style-name="Header_20_left"/>
      </style:header-left>
    </style:master-page>
    <style:master-page style:name="PTCC_5f_PaginaTextualPos" style:display-name="PTCC_PaginaTextualPos" style:page-layout-name="Mpm5">
      <style:header>
        <text:p text:style-name="MP2"><text:page-number text:select-page="current">15</text:page-number></text:p>
      </style:header>
      <style:header-left>
        <text:p text:style-name="MP3"><text:page-number text:select-page="current">16</text:page-number></text:p>
      </style:header-left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paulo </meta:initial-creator>
    <meta:creation-date>2017-03-28T13:28:48.609901551</meta:creation-date>
    <dc:date>2020-12-20T20:38:23.959000000</dc:date>
    <meta:editing-duration>P1DT14H36M33S</meta:editing-duration>
    <meta:editing-cycles>99</meta:editing-cycles>
    <meta:generator>LibreOffice/6.4.7.2$Windows_X86_64 LibreOffice_project/639b8ac485750d5696d7590a72ef1b496725cfb5</meta:generator>
    <meta:printed-by>paulo </meta:printed-by>
    <meta:print-date>2017-03-30T11:17:37.176551317</meta:print-date>
    <meta:document-statistic meta:table-count="1" meta:image-count="0" meta:object-count="0" meta:page-count="16" meta:paragraph-count="130" meta:word-count="2298" meta:character-count="16277" meta:non-whitespace-character-count="14062"/>
  </office:meta>
</office:document-meta>
</file>